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E000002C0D85260B2.png" manifest:media-type="image/png"/>
  <manifest:file-entry manifest:full-path="Pictures/100000010000033A0000019AFEB528AF.png" manifest:media-type="image/png"/>
  <manifest:file-entry manifest:full-path="Pictures/100000010000041E000002C0111DF062.png" manifest:media-type="image/png"/>
  <manifest:file-entry manifest:full-path="Pictures/100000000000040000000312B8553382.png" manifest:media-type="image/png"/>
  <manifest:file-entry manifest:full-path="Pictures/100000010000033A0000019AE3C44E94.png" manifest:media-type="image/png"/>
  <manifest:file-entry manifest:full-path="Pictures/10000000000003E3000002C1BC92DA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2.508cm" table:align="left"/>
    </style:style>
    <style:style style:name="Tabella1.A" style:family="table-column">
      <style:table-column-properties style:column-width="5.666cm"/>
    </style:style>
    <style:style style:name="Tabella1.B" style:family="table-column">
      <style:table-column-properties style:column-width="6.842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style:vertical-align="" fo:padding="0.097cm" fo:border-left="0.5pt solid #000000" fo:border-right="0.5pt solid #000000"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2" style:family="table">
      <style:table-properties style:width="17.805cm" fo:margin-left="-0.50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2.194cm"/>
    </style:style>
    <style:style style:name="Tabella2.B" style:family="table-column">
      <style:table-column-properties style:column-width="1.907cm"/>
    </style:style>
    <style:style style:name="Tabella2.C" style:family="table-column">
      <style:table-column-properties style:column-width="1.699cm"/>
    </style:style>
    <style:style style:name="Tabella2.D" style:family="table-column">
      <style:table-column-properties style:column-width="1.697cm"/>
    </style:style>
    <style:style style:name="Tabella2.F" style:family="table-column">
      <style:table-column-properties style:column-width="1.609cm"/>
    </style:style>
    <style:style style:name="Tabella2.G" style:family="table-column">
      <style:table-column-properties style:column-width="1.797cm"/>
    </style:style>
    <style:style style:name="Tabella2.J" style:family="table-column">
      <style:table-column-properties style:column-width="1.70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background-color="#81d41a" fo:padding="0.097cm" fo:border-left="0.5pt solid #000000" fo:border-right="none" fo:border-top="none" fo:border-bottom="0.5pt solid #000000">
        <style:background-image/>
      </style:table-cell-properties>
    </style:style>
    <style:style style:name="Tabella2.D2" style:family="table-cell">
      <style:table-cell-properties fo:background-color="#d4ea6b" fo:padding="0.097cm" fo:border-left="0.5pt solid #000000" fo:border-right="none" fo:border-top="none" fo:border-bottom="0.5pt solid #000000">
        <style:background-image/>
      </style:table-cell-properties>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fo:background-color="transparent" fo:keep-together="auto">
        <style:background-image/>
      </style:table-row-properties>
    </style:style>
    <style:style style:name="Tabella2.B3" style:family="table-cell">
      <style:table-cell-properties style:vertical-align="" fo:background-color="#81d41a" fo:padding="0.097cm" fo:border-left="0.5pt solid #000000" fo:border-right="none" fo:border-top="none" fo:border-bottom="0.5pt solid #000000" style:writing-mode="page">
        <style:background-image/>
      </style:table-cell-properties>
    </style:style>
    <style:style style:name="Tabella2.J3" style:family="table-cell">
      <style:table-cell-properties style:vertical-align="" fo:background-color="#d4ea6b" fo:padding="0.097cm" fo:border-left="0.5pt solid #000000" fo:border-right="0.5pt solid #000000" fo:border-top="none" fo:border-bottom="0.5pt solid #000000" style:writing-mode="page">
        <style:background-image/>
      </style:table-cell-properties>
    </style:style>
    <style:style style:name="Tabella2.J4"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7" style:family="table">
      <style:table-properties style:width="17cm" table:align="margins"/>
    </style:style>
    <style:style style:name="Tabella7.A" style:family="table-column">
      <style:table-column-properties style:column-width="3.401cm" style:rel-column-width="13107*"/>
    </style:style>
    <style:style style:name="Tabella7.A1" style:family="table-cell">
      <style:table-cell-properties fo:padding="0.097cm" fo:border-left="0.5pt solid #000000" fo:border-right="none" fo:border-top="0.5pt solid #000000" fo:border-bottom="0.5pt solid #000000"/>
    </style:style>
    <style:style style:name="Tabella7.E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background-color="#d4ea6b" fo:padding="0.097cm" fo:border-left="0.5pt solid #000000" fo:border-right="none" fo:border-top="none" fo:border-bottom="0.5pt solid #000000">
        <style:background-image/>
      </style:table-cell-properties>
    </style:style>
    <style:style style:name="Tabella7.E2" style:family="table-cell">
      <style:table-cell-properties fo:padding="0.097cm" fo:border-left="0.5pt solid #000000" fo:border-right="0.5pt solid #000000" fo:border-top="none" fo:border-bottom="0.5pt solid #000000"/>
    </style:style>
    <style:style style:name="Tabella7.E3" style:family="table-cell">
      <style:table-cell-properties fo:padding="0.097cm" fo:border-left="0.5pt solid #000000" fo:border-right="0.5pt solid #000000" fo:border-top="none" fo:border-bottom="0.5pt solid #000000"/>
    </style:style>
    <style:style style:name="Tabella7.D4" style:family="table-cell">
      <style:table-cell-properties fo:background-color="transparent" fo:padding="0.097cm" fo:border-left="0.5pt solid #000000" fo:border-right="none" fo:border-top="none" fo:border-bottom="0.5pt solid #000000">
        <style:background-image/>
      </style:table-cell-properties>
    </style:style>
    <style:style style:name="Tabella7.E4"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4" style:family="table">
      <style:table-properties style:width="17.089cm" fo:margin-left="0cm" table:align="left"/>
    </style:style>
    <style:style style:name="Tabella4.A" style:family="table-column">
      <style:table-column-properties style:column-width="2.833cm"/>
    </style:style>
    <style:style style:name="Tabella4.B" style:family="table-column">
      <style:table-column-properties style:column-width="3.561cm"/>
    </style:style>
    <style:style style:name="Tabella4.C" style:family="table-column">
      <style:table-column-properties style:column-width="3.484cm"/>
    </style:style>
    <style:style style:name="Tabella4.D" style:family="table-column">
      <style:table-column-properties style:column-width="3.616cm"/>
    </style:style>
    <style:style style:name="Tabella4.E" style:family="table-column">
      <style:table-column-properties style:column-width="3.595cm"/>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198cm" fo:margin-left="0cm" table:align="left"/>
    </style:style>
    <style:style style:name="Tabella5.A" style:family="table-column">
      <style:table-column-properties style:column-width="3.336cm"/>
    </style:style>
    <style:style style:name="Tabella5.B" style:family="table-column">
      <style:table-column-properties style:column-width="10.158cm"/>
    </style:style>
    <style:style style:name="Tabella5.C" style:family="table-column">
      <style:table-column-properties style:column-width="3.704cm"/>
    </style:style>
    <style:style style:name="Tabella5.A1" style:family="table-cell">
      <style:table-cell-properties fo:padding="0.097cm" fo:border-left="0.5pt solid #000000" fo:border-right="none" fo:border-top="0.5pt solid #000000" fo:border-bottom="0.5pt solid #000000"/>
    </style:style>
    <style:style style:name="Tabella5.C1" style:family="table-cell">
      <style:table-cell-properties fo:padding="0.097cm" fo:border="0.5pt solid #000000"/>
    </style:style>
    <style:style style:name="Tabella5.A2" style:family="table-cell">
      <style:table-cell-properties fo:background-color="#e8f2a1" fo:padding="0.097cm" fo:border-left="0.5pt solid #000000" fo:border-right="none" fo:border-top="none" fo:border-bottom="0.5pt solid #000000">
        <style:background-image/>
      </style:table-cell-properties>
    </style:style>
    <style:style style:name="Tabella5.B2" style:family="table-cell">
      <style:table-cell-properties fo:background-color="transparent" fo:padding="0.097cm" fo:border-left="0.5pt solid #000000" fo:border-right="none" fo:border-top="none" fo:border-bottom="0.5pt solid #000000">
        <style:background-image/>
      </style:table-cell-properties>
    </style:style>
    <style:style style:name="Tabella5.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5.A3" style:family="table-cell">
      <style:table-cell-properties fo:padding="0.097cm" fo:border-left="0.5pt solid #000000" fo:border-right="none" fo:border-top="none" fo:border-bottom="0.5pt solid #000000"/>
    </style:style>
    <style:style style:name="Tabella5.B3" style:family="table-cell">
      <style:table-cell-properties fo:padding="0.097cm" fo:border-left="0.5pt solid #000000" fo:border-right="none" fo:border-top="none" fo:border-bottom="0.5pt solid #000000"/>
    </style:style>
    <style:style style:name="Tabella5.C3" style:family="table-cell">
      <style:table-cell-properties fo:padding="0.097cm" fo:border-left="0.5pt solid #000000" fo:border-right="0.5pt solid #000000" fo:border-top="none" fo:border-bottom="0.5pt solid #000000"/>
    </style:style>
    <style:style style:name="Tabella5.A4" style:family="table-cell">
      <style:table-cell-properties fo:padding="0.097cm" fo:border-left="0.5pt solid #000000" fo:border-right="none" fo:border-top="none" fo:border-bottom="0.5pt solid #000000"/>
    </style:style>
    <style:style style:name="Tabella5.B4" style:family="table-cell">
      <style:table-cell-properties fo:padding="0.097cm" fo:border-left="0.5pt solid #000000" fo:border-right="none" fo:border-top="none" fo:border-bottom="0.5pt solid #000000"/>
    </style:style>
    <style:style style:name="Tabella5.C4" style:family="table-cell">
      <style:table-cell-properties fo:padding="0.097cm" fo:border-left="0.5pt solid #000000" fo:border-right="0.5pt solid #000000" fo:border-top="none" fo:border-bottom="0.5pt solid #000000"/>
    </style:style>
    <style:style style:name="Tabella5.B5" style:family="table-cell">
      <style:table-cell-properties fo:padding="0.097cm" fo:border-left="0.5pt solid #000000" fo:border-right="none" fo:border-top="none" fo:border-bottom="0.5pt solid #000000"/>
    </style:style>
    <style:style style:name="Tabella5.C5" style:family="table-cell">
      <style:table-cell-properties fo:padding="0.097cm" fo:border-left="0.5pt solid #000000" fo:border-right="0.5pt solid #000000" fo:border-top="none" fo:border-bottom="0.5pt solid #000000"/>
    </style:style>
    <style:style style:name="Tabella5.B6" style:family="table-cell">
      <style:table-cell-properties fo:padding="0.097cm" fo:border-left="0.5pt solid #000000" fo:border-right="none" fo:border-top="none" fo:border-bottom="0.5pt solid #000000"/>
    </style:style>
    <style:style style:name="Tabella5.C6" style:family="table-cell">
      <style:table-cell-properties fo:padding="0.097cm" fo:border-left="0.5pt solid #000000" fo:border-right="0.5pt solid #000000" fo:border-top="none" fo:border-bottom="0.5pt solid #000000"/>
    </style:style>
    <style:style style:name="Tabella5.A7" style:family="table-cell">
      <style:table-cell-properties fo:padding="0.097cm" fo:border-left="0.5pt solid #000000" fo:border-right="none" fo:border-top="none" fo:border-bottom="0.5pt solid #000000"/>
    </style:style>
    <style:style style:name="Tabella5.B7" style:family="table-cell">
      <style:table-cell-properties fo:padding="0.097cm" fo:border-left="0.5pt solid #000000" fo:border-right="none" fo:border-top="none" fo:border-bottom="0.5pt solid #000000"/>
    </style:style>
    <style:style style:name="Tabella5.C7" style:family="table-cell">
      <style:table-cell-properties fo:padding="0.097cm" fo:border-left="0.5pt solid #000000" fo:border-right="0.5pt solid #000000" fo:border-top="none" fo:border-bottom="0.5pt solid #000000"/>
    </style:style>
    <style:style style:name="Tabella5.B8" style:family="table-cell">
      <style:table-cell-properties fo:padding="0.097cm" fo:border-left="0.5pt solid #000000" fo:border-right="none" fo:border-top="none" fo:border-bottom="0.5pt solid #000000"/>
    </style:style>
    <style:style style:name="Tabella5.C8" style:family="table-cell">
      <style:table-cell-properties fo:padding="0.097cm" fo:border-left="0.5pt solid #000000" fo:border-right="0.5pt solid #000000" fo:border-top="none" fo:border-bottom="0.5pt solid #000000"/>
    </style:style>
    <style:style style:name="Tabella5.A9" style:family="table-cell">
      <style:table-cell-properties fo:padding="0.097cm" fo:border-left="0.5pt solid #000000" fo:border-right="none" fo:border-top="none" fo:border-bottom="0.5pt solid #000000"/>
    </style:style>
    <style:style style:name="Tabella5.B9" style:family="table-cell">
      <style:table-cell-properties fo:padding="0.097cm" fo:border-left="0.5pt solid #000000" fo:border-right="none" fo:border-top="none" fo:border-bottom="0.5pt solid #000000"/>
    </style:style>
    <style:style style:name="Tabella5.C9" style:family="table-cell">
      <style:table-cell-properties fo:padding="0.097cm" fo:border-left="0.5pt solid #000000" fo:border-right="0.5pt solid #000000" fo:border-top="none" fo:border-bottom="0.5pt solid #000000"/>
    </style:style>
    <style:style style:name="Tabella5.A10" style:family="table-cell">
      <style:table-cell-properties fo:padding="0.097cm" fo:border-left="0.5pt solid #000000" fo:border-right="none" fo:border-top="none" fo:border-bottom="0.5pt solid #000000"/>
    </style:style>
    <style:style style:name="Tabella5.B10" style:family="table-cell">
      <style:table-cell-properties fo:padding="0.097cm" fo:border-left="0.5pt solid #000000" fo:border-right="none" fo:border-top="none" fo:border-bottom="0.5pt solid #000000"/>
    </style:style>
    <style:style style:name="Tabella5.C10"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fo:font-weight="bold" officeooo:rsid="000a9911" officeooo:paragraph-rsid="000a9911" style:font-size-asian="17.5pt" style:font-weight-asian="bold" style:font-size-complex="20pt" style:font-weight-complex="bold"/>
    </style:style>
    <style:style style:name="P2" style:family="paragraph" style:parent-style-name="Standard" style:list-style-name="L1">
      <style:text-properties fo:font-size="20pt" fo:font-weight="normal" officeooo:rsid="000a9911" officeooo:paragraph-rsid="00104ca0" style:font-size-asian="17.5pt" style:font-weight-asian="normal" style:font-size-complex="20pt" style:font-weight-complex="normal"/>
    </style:style>
    <style:style style:name="P3" style:family="paragraph" style:parent-style-name="Standard" style:list-style-name="L1">
      <style:text-properties officeooo:paragraph-rsid="00104ca0"/>
    </style:style>
    <style:style style:name="P4" style:family="paragraph" style:parent-style-name="Standard" style:list-style-name="L1">
      <style:text-properties fo:font-size="20pt" officeooo:rsid="000a9911" officeooo:paragraph-rsid="00104ca0" style:font-size-asian="17.5pt" style:font-size-complex="20pt"/>
    </style:style>
    <style:style style:name="P5" style:family="paragraph" style:parent-style-name="Standard">
      <style:text-properties officeooo:paragraph-rsid="000a9911"/>
    </style:style>
    <style:style style:name="P6" style:family="paragraph" style:parent-style-name="Standard">
      <style:text-properties fo:font-weight="bold" officeooo:rsid="000c483f" officeooo:paragraph-rsid="00104ca0" style:font-weight-asian="bold" style:font-weight-complex="bold"/>
    </style:style>
    <style:style style:name="P7" style:family="paragraph" style:parent-style-name="Standard" style:list-style-name="L2">
      <style:text-properties fo:font-size="20pt" officeooo:rsid="000c483f" officeooo:paragraph-rsid="00104ca0" style:font-size-asian="17.5pt" style:font-size-complex="20pt"/>
    </style:style>
    <style:style style:name="P8" style:family="paragraph" style:parent-style-name="Standard" style:list-style-name="L2">
      <style:text-properties fo:font-size="20pt" officeooo:rsid="0012022c" officeooo:paragraph-rsid="00104ca0" style:font-size-asian="17.5pt" style:font-size-complex="20pt"/>
    </style:style>
    <style:style style:name="P9" style:family="paragraph" style:parent-style-name="Standard" style:list-style-name="L2">
      <style:text-properties fo:font-size="20pt" officeooo:rsid="00119a7f" officeooo:paragraph-rsid="00104ca0" style:font-size-asian="17.5pt" style:font-size-complex="20pt"/>
    </style:style>
    <style:style style:name="P10" style:family="paragraph" style:parent-style-name="Standard" style:list-style-name="L2">
      <style:text-properties fo:font-size="20pt" officeooo:rsid="00310a1f" officeooo:paragraph-rsid="00310a1f" style:font-size-asian="17.5pt" style:font-size-complex="20pt"/>
    </style:style>
    <style:style style:name="P11" style:family="paragraph" style:parent-style-name="Standard">
      <style:text-properties officeooo:rsid="000ceb32" officeooo:paragraph-rsid="00104ca0"/>
    </style:style>
    <style:style style:name="P12" style:family="paragraph" style:parent-style-name="Standard">
      <style:text-properties fo:font-size="20pt" officeooo:rsid="000e5e3e" officeooo:paragraph-rsid="00104ca0" style:font-size-asian="17.5pt" style:font-size-complex="20pt"/>
    </style:style>
    <style:style style:name="P13" style:family="paragraph" style:parent-style-name="Standard" style:list-style-name="L3">
      <style:text-properties officeooo:rsid="000e5e3e" officeooo:paragraph-rsid="00104ca0"/>
    </style:style>
    <style:style style:name="P14" style:family="paragraph" style:parent-style-name="Standard" style:list-style-name="L3">
      <style:text-properties fo:font-size="20pt" officeooo:rsid="00136d8b" officeooo:paragraph-rsid="00104ca0" style:font-size-asian="17.5pt" style:font-size-complex="20pt"/>
    </style:style>
    <style:style style:name="P15" style:family="paragraph" style:parent-style-name="Standard">
      <style:text-properties officeooo:rsid="00136d8b" officeooo:paragraph-rsid="00104ca0"/>
    </style:style>
    <style:style style:name="P16" style:family="paragraph" style:parent-style-name="Standard">
      <style:text-properties fo:font-size="20pt" officeooo:rsid="00136d8b" officeooo:paragraph-rsid="00104ca0" style:font-size-asian="17.5pt" style:font-size-complex="20pt"/>
    </style:style>
    <style:style style:name="P17" style:family="paragraph" style:parent-style-name="Standard" style:list-style-name="L4">
      <style:text-properties officeooo:rsid="000e5e3e" officeooo:paragraph-rsid="00104ca0"/>
    </style:style>
    <style:style style:name="P18" style:family="paragraph" style:parent-style-name="Standard" style:list-style-name="L4">
      <style:text-properties fo:font-size="20pt" officeooo:rsid="00136d8b" officeooo:paragraph-rsid="00104ca0" style:font-size-asian="17.5pt" style:font-size-complex="20pt"/>
    </style:style>
    <style:style style:name="P19" style:family="paragraph" style:parent-style-name="Standard" style:list-style-name="L3">
      <style:text-properties officeooo:rsid="00136d8b" officeooo:paragraph-rsid="00104ca0"/>
    </style:style>
    <style:style style:name="P20" style:family="paragraph" style:parent-style-name="Standard" style:list-style-name="L3">
      <style:text-properties fo:font-size="20pt" officeooo:rsid="002a1875" officeooo:paragraph-rsid="002a1875" style:font-size-asian="17.5pt" style:font-size-complex="20pt"/>
    </style:style>
    <style:style style:name="P21" style:family="paragraph" style:parent-style-name="Standard">
      <style:text-properties fo:font-size="20pt" officeooo:rsid="0015ffa8" officeooo:paragraph-rsid="00104ca0" style:font-size-asian="17.5pt" style:font-size-complex="20pt"/>
    </style:style>
    <style:style style:name="P22" style:family="paragraph" style:parent-style-name="Standard">
      <style:text-properties fo:font-size="20pt" officeooo:rsid="0015ffa8" officeooo:paragraph-rsid="002a1875" style:font-size-asian="17.5pt" style:font-size-complex="20pt"/>
    </style:style>
    <style:style style:name="P23" style:family="paragraph" style:parent-style-name="Standard" style:list-style-name="L3">
      <style:text-properties officeooo:rsid="000e5e3e" officeooo:paragraph-rsid="002a1875"/>
    </style:style>
    <style:style style:name="P24" style:family="paragraph" style:parent-style-name="Standard" style:list-style-name="L3">
      <style:text-properties officeooo:rsid="00136d8b" officeooo:paragraph-rsid="002a1875"/>
    </style:style>
    <style:style style:name="P25" style:family="paragraph" style:parent-style-name="Standard">
      <style:text-properties fo:font-size="20pt" officeooo:rsid="00121e7a" officeooo:paragraph-rsid="00121e7a" style:font-size-asian="17.5pt" style:font-size-complex="20pt"/>
    </style:style>
    <style:style style:name="P26" style:family="paragraph" style:parent-style-name="Standard" style:list-style-name="L5">
      <style:text-properties fo:font-size="20pt" officeooo:rsid="00121e7a" officeooo:paragraph-rsid="00121e7a" style:font-size-asian="17.5pt" style:font-size-complex="20pt"/>
    </style:style>
    <style:style style:name="P27" style:family="paragraph" style:parent-style-name="Standard">
      <style:text-properties officeooo:rsid="00121e7a" officeooo:paragraph-rsid="00121e7a"/>
    </style:style>
    <style:style style:name="P28" style:family="paragraph" style:parent-style-name="Standard">
      <style:text-properties fo:font-size="20pt" fo:font-weight="bold" officeooo:rsid="0019cf08" officeooo:paragraph-rsid="0019cf08" style:font-size-asian="17.5pt" style:font-weight-asian="bold" style:font-size-complex="20pt" style:font-weight-complex="bold"/>
    </style:style>
    <style:style style:name="P29" style:family="paragraph" style:parent-style-name="Standard" style:list-style-name="L6">
      <style:text-properties officeooo:rsid="0013e8a8" officeooo:paragraph-rsid="0019cf08"/>
    </style:style>
    <style:style style:name="P30" style:family="paragraph" style:parent-style-name="Standard" style:list-style-name="L6">
      <style:text-properties officeooo:paragraph-rsid="0019cf08"/>
    </style:style>
    <style:style style:name="P31" style:family="paragraph" style:parent-style-name="Standard" style:list-style-name="L6">
      <style:text-properties fo:font-size="20pt" officeooo:rsid="0015b25f" officeooo:paragraph-rsid="0019cf08" style:font-size-asian="17.5pt" style:font-size-complex="20pt"/>
    </style:style>
    <style:style style:name="P32" style:family="paragraph" style:parent-style-name="Standard" style:list-style-name="L6">
      <style:text-properties fo:font-size="20pt" officeooo:rsid="0013e8a8" officeooo:paragraph-rsid="0019cf08" style:font-size-asian="17.5pt" style:font-size-complex="20pt"/>
    </style:style>
    <style:style style:name="P33" style:family="paragraph" style:parent-style-name="Standard">
      <style:text-properties fo:font-weight="bold" officeooo:rsid="0013e8a8" officeooo:paragraph-rsid="0013e8a8" style:font-weight-asian="bold" style:font-weight-complex="bold"/>
    </style:style>
    <style:style style:name="P34" style:family="paragraph" style:parent-style-name="Standard" style:list-style-name="L7">
      <style:text-properties officeooo:paragraph-rsid="0013e8a8"/>
    </style:style>
    <style:style style:name="P35" style:family="paragraph" style:parent-style-name="Standard" style:list-style-name="L7">
      <style:text-properties officeooo:paragraph-rsid="001858e5"/>
    </style:style>
    <style:style style:name="P36" style:family="paragraph" style:parent-style-name="Standard" style:list-style-name="L7">
      <style:text-properties fo:font-size="16pt" officeooo:rsid="0016fa3c" officeooo:paragraph-rsid="001858e5" style:font-size-asian="16pt" style:font-size-complex="16pt"/>
    </style:style>
    <style:style style:name="P37" style:family="paragraph" style:parent-style-name="Standard" style:list-style-name="L7">
      <style:text-properties fo:font-size="16pt" officeooo:rsid="0016fa3c" officeooo:paragraph-rsid="0019b8c5" style:font-size-asian="16pt" style:font-size-complex="16pt"/>
    </style:style>
    <style:style style:name="P38" style:family="paragraph" style:parent-style-name="Standard" style:list-style-name="L7">
      <style:text-properties officeooo:paragraph-rsid="0019b8c5"/>
    </style:style>
    <style:style style:name="P39" style:family="paragraph" style:parent-style-name="Standard" style:list-style-name="L7">
      <style:text-properties officeooo:paragraph-rsid="0019b931"/>
    </style:style>
    <style:style style:name="P40" style:family="paragraph" style:parent-style-name="Standard" style:list-style-name="L7">
      <style:text-properties fo:font-size="16pt" officeooo:rsid="0016fa3c" officeooo:paragraph-rsid="0019cf08" style:font-size-asian="16pt" style:font-size-complex="16pt"/>
    </style:style>
    <style:style style:name="P41" style:family="paragraph" style:parent-style-name="Standard" style:list-style-name="L7">
      <style:text-properties officeooo:paragraph-rsid="001c1c3a"/>
    </style:style>
    <style:style style:name="P42" style:family="paragraph" style:parent-style-name="Standard" style:list-style-name="L7">
      <style:text-properties fo:font-size="16pt" officeooo:rsid="0016fa3c" officeooo:paragraph-rsid="001c1c3a" style:font-size-asian="16pt" style:font-size-complex="16pt"/>
    </style:style>
    <style:style style:name="P43" style:family="paragraph" style:parent-style-name="Standard">
      <style:text-properties fo:font-size="16pt" officeooo:rsid="0016fa3c" officeooo:paragraph-rsid="001c1c3a" style:font-size-asian="16pt" style:font-size-complex="16pt"/>
    </style:style>
    <style:style style:name="P44" style:family="paragraph" style:parent-style-name="Standard">
      <style:text-properties fo:font-weight="bold" officeooo:rsid="0013e8a8" officeooo:paragraph-rsid="001c71a6" style:font-weight-asian="bold" style:font-weight-complex="bold"/>
    </style:style>
    <style:style style:name="P45" style:family="paragraph" style:parent-style-name="Standard" style:list-style-name="L8">
      <style:text-properties officeooo:paragraph-rsid="001c71a6"/>
    </style:style>
    <style:style style:name="P46" style:family="paragraph" style:parent-style-name="Standard" style:list-style-name="L8">
      <style:text-properties officeooo:paragraph-rsid="001db437"/>
    </style:style>
    <style:style style:name="P47" style:family="paragraph" style:parent-style-name="Standard">
      <style:text-properties fo:font-weight="bold" officeooo:rsid="0013e8a8" officeooo:paragraph-rsid="001ebf91" style:font-weight-asian="bold" style:font-weight-complex="bold"/>
    </style:style>
    <style:style style:name="P48" style:family="paragraph" style:parent-style-name="Standard" style:list-style-name="L9">
      <style:text-properties officeooo:paragraph-rsid="001ebf91"/>
    </style:style>
    <style:style style:name="P49" style:family="paragraph" style:parent-style-name="Standard" style:list-style-name="L9">
      <style:text-properties officeooo:paragraph-rsid="00203fcc"/>
    </style:style>
    <style:style style:name="P50" style:family="paragraph" style:parent-style-name="Standard" style:list-style-name="L9">
      <style:text-properties officeooo:paragraph-rsid="0021efbc"/>
    </style:style>
    <style:style style:name="P51" style:family="paragraph" style:parent-style-name="Standard">
      <style:text-properties officeooo:paragraph-rsid="0021efbc"/>
    </style:style>
    <style:style style:name="P52" style:family="paragraph" style:parent-style-name="Standard">
      <style:text-properties fo:font-weight="bold" officeooo:rsid="0013e8a8" officeooo:paragraph-rsid="0021efbc" style:font-weight-asian="bold" style:font-weight-complex="bold"/>
    </style:style>
    <style:style style:name="P53" style:family="paragraph" style:parent-style-name="Standard" style:list-style-name="L10">
      <style:text-properties officeooo:paragraph-rsid="0021efbc"/>
    </style:style>
    <style:style style:name="P54" style:family="paragraph" style:parent-style-name="Standard" style:list-style-name="L10">
      <style:text-properties officeooo:paragraph-rsid="002395ae"/>
    </style:style>
    <style:style style:name="P55" style:family="paragraph" style:parent-style-name="Standard">
      <style:text-properties fo:font-size="16pt" fo:font-weight="bold" officeooo:rsid="0013e8a8" officeooo:paragraph-rsid="0021efbc" style:font-size-asian="14pt" style:font-weight-asian="bold" style:font-size-complex="16pt" style:font-weight-complex="bold"/>
    </style:style>
    <style:style style:name="P56" style:family="paragraph" style:parent-style-name="Standard">
      <style:text-properties fo:font-weight="bold" officeooo:rsid="0013e8a8" officeooo:paragraph-rsid="00253968" style:font-weight-asian="bold" style:font-weight-complex="bold"/>
    </style:style>
    <style:style style:name="P57" style:family="paragraph" style:parent-style-name="Standard" style:list-style-name="L11">
      <style:text-properties officeooo:paragraph-rsid="00253968"/>
    </style:style>
    <style:style style:name="P58" style:family="paragraph" style:parent-style-name="Standard" style:list-style-name="L11">
      <style:text-properties officeooo:paragraph-rsid="002717cc"/>
    </style:style>
    <style:style style:name="P59" style:family="paragraph" style:parent-style-name="Standard">
      <style:text-properties fo:font-size="16pt" officeooo:rsid="0016fa3c" officeooo:paragraph-rsid="001ebf91" style:font-size-asian="16pt" style:font-size-complex="16pt"/>
    </style:style>
    <style:style style:name="P60" style:family="paragraph" style:parent-style-name="Standard">
      <style:text-properties fo:font-weight="bold" officeooo:rsid="0013e8a8" officeooo:paragraph-rsid="0027f91a" style:font-weight-asian="bold" style:font-weight-complex="bold"/>
    </style:style>
    <style:style style:name="P61" style:family="paragraph" style:parent-style-name="Standard" style:list-style-name="L12">
      <style:text-properties officeooo:paragraph-rsid="0027f91a"/>
    </style:style>
    <style:style style:name="P62" style:family="paragraph" style:parent-style-name="Standard">
      <style:text-properties officeooo:paragraph-rsid="0027f91a"/>
    </style:style>
    <style:style style:name="P63" style:family="paragraph" style:parent-style-name="Standard" style:list-style-name="L13">
      <style:text-properties officeooo:paragraph-rsid="0029afdc"/>
    </style:style>
    <style:style style:name="P64" style:family="paragraph" style:parent-style-name="Standard">
      <style:text-properties fo:font-weight="bold" officeooo:rsid="0013e8a8" officeooo:paragraph-rsid="0029afdc" style:font-weight-asian="bold" style:font-weight-complex="bold"/>
    </style:style>
    <style:style style:name="P65" style:family="paragraph" style:parent-style-name="Standard" style:list-style-name="L14">
      <style:text-properties officeooo:paragraph-rsid="002a1875"/>
    </style:style>
    <style:style style:name="P66" style:family="paragraph" style:parent-style-name="Standard">
      <style:text-properties officeooo:rsid="002bdf8b" officeooo:paragraph-rsid="002bdf8b"/>
    </style:style>
    <style:style style:name="P67" style:family="paragraph" style:parent-style-name="Standard">
      <style:text-properties fo:font-size="16pt" officeooo:rsid="0013e8a8" officeooo:paragraph-rsid="0013e8a8" style:font-size-asian="16pt" style:font-size-complex="16pt"/>
    </style:style>
    <style:style style:name="P68" style:family="paragraph" style:parent-style-name="Table_20_Contents">
      <style:text-properties officeooo:rsid="00121e7a" officeooo:paragraph-rsid="00121e7a"/>
    </style:style>
    <style:style style:name="P69" style:family="paragraph" style:parent-style-name="Table_20_Contents">
      <style:text-properties officeooo:rsid="0013e8a8" officeooo:paragraph-rsid="0013e8a8"/>
    </style:style>
    <style:style style:name="P70" style:family="paragraph" style:parent-style-name="Standard">
      <style:paragraph-properties fo:text-align="start" style:justify-single-word="false"/>
      <style:text-properties fo:font-size="12pt" officeooo:paragraph-rsid="002bdf8b"/>
    </style:style>
    <style:style style:name="P71" style:family="paragraph" style:parent-style-name="Table_20_Contents">
      <style:text-properties officeooo:rsid="002d3041" officeooo:paragraph-rsid="002d3041"/>
    </style:style>
    <style:style style:name="P72" style:family="paragraph" style:parent-style-name="Standard">
      <style:text-properties fo:font-size="12pt" officeooo:rsid="002bdf8b" officeooo:paragraph-rsid="002bdf8b" style:font-size-asian="12pt" style:font-size-complex="12pt"/>
    </style:style>
    <style:style style:name="P73" style:family="paragraph" style:parent-style-name="Standard">
      <style:text-properties fo:font-size="12pt" officeooo:rsid="00394830" officeooo:paragraph-rsid="00394830" style:font-size-asian="12pt" style:font-size-complex="12pt"/>
    </style:style>
    <style:style style:name="P74" style:family="paragraph" style:parent-style-name="Standard">
      <style:text-properties fo:font-size="16pt" officeooo:rsid="00394830" officeooo:paragraph-rsid="00394830" style:font-size-asian="16pt" style:font-size-complex="16pt"/>
    </style:style>
    <style:style style:name="P75" style:family="paragraph" style:parent-style-name="Standard">
      <style:text-properties fo:font-size="20pt" fo:font-weight="bold" officeooo:rsid="003a717e" officeooo:paragraph-rsid="003a717e" style:font-size-asian="17.5pt" style:font-weight-asian="bold" style:font-size-complex="20pt" style:font-weight-complex="bold"/>
    </style:style>
    <style:style style:name="P76" style:family="paragraph" style:parent-style-name="Standard">
      <style:text-properties fo:font-size="20pt" fo:font-weight="normal" officeooo:rsid="003a717e" officeooo:paragraph-rsid="003a717e" style:font-size-asian="17.5pt" style:font-weight-asian="normal" style:font-size-complex="20pt" style:font-weight-complex="normal"/>
    </style:style>
    <style:style style:name="P77" style:family="paragraph" style:parent-style-name="Standard">
      <style:text-properties fo:font-size="18pt" fo:font-weight="normal" officeooo:rsid="003a717e" officeooo:paragraph-rsid="003a717e" style:font-size-asian="18pt" style:font-weight-asian="normal" style:font-size-complex="18pt" style:font-weight-complex="normal"/>
    </style:style>
    <style:style style:name="P78" style:family="paragraph" style:parent-style-name="Standard" style:list-style-name="L15">
      <style:text-properties fo:font-size="18pt" fo:font-weight="normal" officeooo:rsid="003a717e" officeooo:paragraph-rsid="003a717e" style:font-size-asian="18pt" style:font-weight-asian="normal" style:font-size-complex="18pt" style:font-weight-complex="normal"/>
    </style:style>
    <style:style style:name="P79" style:family="paragraph" style:parent-style-name="Standard" style:list-style-name="L15">
      <style:text-properties fo:font-size="18pt" officeooo:paragraph-rsid="003a717e" style:font-size-asian="18pt" style:font-size-complex="18pt"/>
    </style:style>
    <style:style style:name="P80" style:family="paragraph" style:parent-style-name="Standard" style:list-style-name="L15">
      <style:text-properties fo:font-size="18pt" officeooo:rsid="003a717e" officeooo:paragraph-rsid="003a717e" style:font-size-asian="18pt" style:font-size-complex="18pt"/>
    </style:style>
    <style:style style:name="P81" style:family="paragraph" style:parent-style-name="Standard" style:list-style-name="L15">
      <style:text-properties fo:font-size="18pt" fo:font-weight="normal" officeooo:rsid="003b0baa" officeooo:paragraph-rsid="003b0baa" style:font-size-asian="18pt" style:font-weight-asian="normal" style:font-size-complex="18pt" style:font-weight-complex="normal"/>
    </style:style>
    <style:style style:name="P82" style:family="paragraph" style:parent-style-name="Standard" style:list-style-name="L15">
      <style:text-properties fo:font-size="18pt" officeooo:rsid="003a717e" officeooo:paragraph-rsid="003b0baa" style:font-size-asian="18pt" style:font-size-complex="18pt"/>
    </style:style>
    <style:style style:name="P83" style:family="paragraph" style:parent-style-name="Standard" style:list-style-name="L15">
      <style:text-properties fo:font-size="18pt" officeooo:rsid="003a717e" officeooo:paragraph-rsid="003c8314" style:font-size-asian="18pt" style:font-size-complex="18pt"/>
    </style:style>
    <style:style style:name="P84" style:family="paragraph" style:parent-style-name="Standard">
      <style:text-properties fo:font-size="18pt" officeooo:rsid="002bdf8b" officeooo:paragraph-rsid="002bdf8b" style:font-size-asian="18pt" style:font-size-complex="18pt"/>
    </style:style>
    <style:style style:name="P85" style:family="paragraph" style:parent-style-name="Standard">
      <style:text-properties fo:font-size="18pt" fo:font-weight="normal" officeooo:rsid="003dcf4e" officeooo:paragraph-rsid="003dcf4e" style:font-size-asian="18pt" style:font-weight-asian="normal" style:font-size-complex="18pt" style:font-weight-complex="normal"/>
    </style:style>
    <style:style style:name="P86" style:family="paragraph" style:parent-style-name="Standard">
      <style:text-properties fo:font-size="18pt" fo:font-weight="bold" officeooo:rsid="003dcf4e" officeooo:paragraph-rsid="003dcf4e" style:font-size-asian="18pt" style:font-weight-asian="bold" style:font-size-complex="18pt" style:font-weight-complex="bold"/>
    </style:style>
    <style:style style:name="P87" style:family="paragraph" style:parent-style-name="Standard">
      <style:text-properties fo:font-size="16pt" fo:font-weight="normal" officeooo:rsid="003fbd85" officeooo:paragraph-rsid="003fbd85" style:font-size-asian="16pt" style:font-weight-asian="normal" style:font-size-complex="16pt" style:font-weight-complex="normal"/>
    </style:style>
    <style:style style:name="P88" style:family="paragraph" style:parent-style-name="Table_20_Contents">
      <style:paragraph-properties fo:text-align="center" style:justify-single-word="false"/>
      <style:text-properties fo:font-size="12pt" fo:font-weight="bold" officeooo:rsid="003fbd85" officeooo:paragraph-rsid="003fbd8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variant="normal" fo:text-transform="none" fo:color="#000000" loext:opacity="100%" style:font-name="Consolas" fo:font-size="11pt" fo:letter-spacing="normal" fo:font-style="normal" fo:font-weight="normal" style:font-size-asian="11pt" style:font-size-complex="11pt"/>
    </style:style>
    <style:style style:name="P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1pt" style:font-size-complex="11pt"/>
    </style:style>
    <style:style style:name="P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font-size-asian="11pt" style:font-size-complex="11pt"/>
    </style:style>
    <style:style style:name="P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style>
    <style:style style:name="P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be576" style:font-size-asian="11pt" style:font-size-complex="11pt"/>
    </style:style>
    <style:style style:name="P94" style:family="paragraph" style:parent-style-name="Standard" style:list-style-name="L16">
      <style:text-properties fo:font-size="20pt" fo:font-weight="bold" officeooo:rsid="003fb950" officeooo:paragraph-rsid="003fb950" style:font-size-asian="17.5pt" style:font-weight-asian="bold" style:font-size-complex="20pt" style:font-weight-complex="bold"/>
    </style:style>
    <style:style style:name="P95" style:family="paragraph" style:parent-style-name="Standard">
      <style:text-properties fo:font-size="20pt" fo:font-weight="bold" officeooo:rsid="004d642e" officeooo:paragraph-rsid="004d642e" style:font-size-asian="20pt" style:font-weight-asian="bold" style:font-size-complex="20pt" style:font-weight-complex="bold"/>
    </style:style>
    <style:style style:name="P96" style:family="paragraph" style:parent-style-name="Standard" style:list-style-name="L17">
      <style:text-properties fo:font-size="18pt" fo:font-weight="normal" officeooo:rsid="00677eba" officeooo:paragraph-rsid="00677eba" style:font-size-asian="15.75pt" style:font-weight-asian="normal" style:font-size-complex="18pt" style:font-weight-complex="normal"/>
    </style:style>
    <style:style style:name="P97" style:family="paragraph" style:parent-style-name="Standard">
      <style:text-properties fo:font-size="20pt" officeooo:rsid="004d642e" officeooo:paragraph-rsid="004d642e" style:font-size-asian="17.5pt" style:font-size-complex="20pt"/>
    </style:style>
    <style:style style:name="P98" style:family="paragraph" style:parent-style-name="Table_20_Contents">
      <style:paragraph-properties fo:text-align="center" style:justify-single-word="false"/>
      <style:text-properties fo:font-size="16pt" fo:font-weight="bold" officeooo:rsid="00667848" officeooo:paragraph-rsid="0066784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6pt" officeooo:rsid="00667848" officeooo:paragraph-rsid="00667848" style:font-size-asian="16pt" style:font-size-complex="16pt"/>
    </style:style>
    <style:style style:name="P1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2pt" style:font-size-complex="12pt"/>
    </style:style>
    <style:style style:name="P101" style:family="paragraph" style:parent-style-name="Standard">
      <style:text-properties fo:font-size="20pt" officeooo:rsid="004d642e" officeooo:paragraph-rsid="0052b675" style:font-size-asian="17.5pt" style:font-size-complex="20pt"/>
    </style:style>
    <style:style style:name="P102" style:family="paragraph" style:parent-style-name="Standard">
      <style:text-properties fo:font-size="20pt" fo:font-weight="bold" officeooo:rsid="00677eba" officeooo:paragraph-rsid="00677eba" style:font-size-asian="17.5pt" style:font-weight-asian="bold" style:font-size-complex="20pt" style:font-weight-complex="bold"/>
    </style:style>
    <style:style style:name="P103" style:family="paragraph" style:parent-style-name="Standard">
      <style:text-properties fo:font-size="20pt" officeooo:rsid="00677eba" officeooo:paragraph-rsid="00677eba" style:font-size-asian="17.5pt" style:font-size-complex="20pt"/>
    </style:style>
    <style:style style:name="P104" style:family="paragraph" style:parent-style-name="Standard">
      <style:text-properties fo:font-size="18pt" officeooo:rsid="00677eba" officeooo:paragraph-rsid="00677eba" style:font-size-asian="18pt" style:font-size-complex="18pt"/>
    </style:style>
    <style:style style:name="P105" style:family="paragraph" style:parent-style-name="Table_20_Contents">
      <style:paragraph-properties fo:text-align="center" style:justify-single-word="false"/>
      <style:text-properties fo:font-size="16pt" fo:font-weight="bold" officeooo:rsid="00677eba" officeooo:paragraph-rsid="00677eba"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style:font-size-asian="14pt" style:font-size-complex="14pt"/>
    </style:style>
    <style:style style:name="P107"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677eba" style:font-size-asian="14pt" style:font-size-complex="14pt"/>
    </style:style>
    <style:style style:name="P1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677eba" officeooo:paragraph-rsid="00677eba" style:font-size-asian="12pt" style:font-size-complex="12pt"/>
    </style:style>
    <style:style style:name="P109"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4be576" style:font-size-asian="14pt" style:font-size-complex="14pt"/>
    </style:style>
    <style:style style:name="P110" style:family="paragraph" style:parent-style-name="Standard">
      <style:text-properties fo:font-size="20pt" fo:font-weight="bold" officeooo:rsid="0068a77d" officeooo:paragraph-rsid="0068a77d" style:font-size-asian="17.5pt" style:font-weight-asian="bold" style:font-size-complex="20pt" style:font-weight-complex="bold"/>
    </style:style>
    <style:style style:name="P111" style:family="paragraph" style:parent-style-name="Standard">
      <style:text-properties fo:font-size="20pt" fo:font-weight="bold" officeooo:rsid="00702412" officeooo:paragraph-rsid="00702412" style:font-size-asian="17.5pt" style:font-weight-asian="bold" style:font-size-complex="20pt" style:font-weight-complex="bold"/>
    </style:style>
    <style:style style:name="P112" style:family="paragraph" style:parent-style-name="Standard">
      <style:text-properties fo:font-size="18pt" fo:font-weight="normal" officeooo:rsid="00702412" officeooo:paragraph-rsid="00702412" style:font-size-asian="15.75pt" style:font-weight-asian="normal" style:font-size-complex="18pt" style:font-weight-complex="normal"/>
    </style:style>
    <style:style style:name="P113"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1570f" style:font-size-asian="15.75pt" style:font-weight-asian="normal" style:font-size-complex="18pt" style:font-weight-complex="normal"/>
    </style:style>
    <style:style style:name="P114" style:family="paragraph" style:parent-style-name="Standard">
      <style:text-properties fo:color="#000000" loext:opacity="100%" fo:font-size="18pt" fo:font-weight="normal" officeooo:rsid="00702412" officeooo:paragraph-rsid="0071570f" style:font-size-asian="15.75pt" style:font-weight-asian="normal" style:font-size-complex="18pt" style:font-weight-complex="normal"/>
    </style:style>
    <style:style style:name="P115" style:family="paragraph" style:parent-style-name="Standard">
      <style:text-properties fo:font-size="18pt" fo:font-weight="normal" officeooo:rsid="00702412" officeooo:paragraph-rsid="0071570f" style:font-size-asian="15.75pt" style:font-weight-asian="normal" style:font-size-complex="18pt" style:font-weight-complex="normal"/>
    </style:style>
    <style:style style:name="P116" style:family="paragraph" style:parent-style-name="Standard">
      <style:text-properties fo:font-size="18pt" fo:font-weight="normal" officeooo:rsid="00702412" officeooo:paragraph-rsid="00702412" style:font-size-asian="18pt" style:font-weight-asian="normal" style:font-size-complex="18pt" style:font-weight-complex="normal"/>
    </style:style>
    <style:style style:name="P117" style:family="paragraph" style:parent-style-name="Standard">
      <style:text-properties fo:font-size="18pt" fo:font-weight="normal" officeooo:rsid="00730f20" officeooo:paragraph-rsid="00730f20" style:font-size-asian="18pt" style:font-weight-asian="normal" style:font-size-complex="18pt" style:font-weight-complex="normal"/>
    </style:style>
    <style:style style:name="P118" style:family="paragraph" style:parent-style-name="Standard">
      <style:text-properties officeooo:paragraph-rsid="00730f20"/>
    </style:style>
    <style:style style:name="P119"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0f20" style:font-size-asian="15.75pt" style:font-weight-asian="normal" style:font-size-complex="18pt" style:font-weight-complex="normal"/>
    </style:style>
    <style:style style:name="P120"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fb33" style:font-size-asian="15.75pt" style:font-weight-asian="normal" style:font-size-complex="18pt" style:font-weight-complex="normal"/>
    </style:style>
    <style:style style:name="P121" style:family="paragraph" style:parent-style-name="Standard">
      <style:text-properties fo:font-size="20pt" fo:font-weight="bold" officeooo:rsid="0068a77d" officeooo:paragraph-rsid="00730f20" style:font-size-asian="17.5pt" style:font-weight-asian="bold" style:font-size-complex="20pt" style:font-weight-complex="bold"/>
    </style:style>
    <style:style style:name="P122" style:family="paragraph" style:parent-style-name="Standard">
      <style:text-properties fo:font-size="20pt" officeooo:rsid="0068a77d" officeooo:paragraph-rsid="0068a77d" style:font-size-asian="17.5pt" style:font-size-complex="20pt"/>
    </style:style>
    <style:style style:name="P123" style:family="paragraph" style:parent-style-name="Standard">
      <style:text-properties fo:font-size="18pt" officeooo:rsid="0073fb33" officeooo:paragraph-rsid="0073fb33" style:font-size-asian="18pt" style:font-size-complex="18pt"/>
    </style:style>
    <style:style style:name="P124" style:family="paragraph" style:parent-style-name="Standard" style:list-style-name="L18">
      <style:text-properties fo:font-size="18pt" officeooo:rsid="0073fb33" officeooo:paragraph-rsid="0073fb33" style:font-size-asian="18pt" style:font-size-complex="18pt"/>
    </style:style>
    <style:style style:name="P125" style:family="paragraph" style:parent-style-name="Standard">
      <style:text-properties fo:font-size="18pt" officeooo:rsid="00764b18" officeooo:paragraph-rsid="0068a77d" style:font-size-asian="15.75pt" style:font-size-complex="18pt"/>
    </style:style>
    <style:style style:name="P126" style:family="paragraph" style:parent-style-name="Standard">
      <style:text-properties fo:font-size="18pt" officeooo:rsid="00764b18" officeooo:paragraph-rsid="00764b18" style:font-size-asian="15.75pt" style:font-size-complex="18pt"/>
    </style:style>
    <style:style style:name="P127" style:family="paragraph" style:parent-style-name="Standard">
      <style:text-properties fo:font-size="18pt" officeooo:rsid="0068a77d" officeooo:paragraph-rsid="0068a77d" style:font-size-asian="18pt" style:font-size-complex="18pt"/>
    </style:style>
    <style:style style:name="P128" style:family="paragraph" style:parent-style-name="Standard" style:list-style-name="L19">
      <style:text-properties fo:font-size="18pt" officeooo:rsid="0068a77d" officeooo:paragraph-rsid="0068a77d" style:font-size-asian="18pt" style:font-size-complex="18pt"/>
    </style:style>
    <style:style style:name="P129" style:family="paragraph" style:parent-style-name="Standard" style:list-style-name="L19">
      <style:text-properties fo:font-size="18pt" fo:font-style="italic" officeooo:rsid="006b5881" officeooo:paragraph-rsid="006b5881" style:font-size-asian="18pt" style:font-style-asian="italic" style:font-size-complex="18pt" style:font-style-complex="italic"/>
    </style:style>
    <style:style style:name="P130" style:family="paragraph" style:parent-style-name="Standard" style:list-style-name="L19">
      <style:text-properties fo:font-size="18pt" officeooo:rsid="006aa171" officeooo:paragraph-rsid="006aa171" style:font-size-asian="18pt" style:font-size-complex="18pt"/>
    </style:style>
    <style:style style:name="P131" style:family="paragraph" style:parent-style-name="Standard" style:list-style-name="L19">
      <style:text-properties fo:font-size="18pt" officeooo:rsid="006b5881" officeooo:paragraph-rsid="006b5881" style:font-size-asian="18pt" style:font-size-complex="18pt"/>
    </style:style>
    <style:style style:name="P132" style:family="paragraph" style:parent-style-name="Standard" style:list-style-name="L19">
      <style:text-properties fo:font-size="18pt" fo:font-style="italic" officeooo:rsid="006b5881" officeooo:paragraph-rsid="006c14bc" style:font-size-asian="18pt" style:font-style-asian="italic" style:font-size-complex="18pt" style:font-style-complex="italic"/>
    </style:style>
    <style:style style:name="P133" style:family="paragraph" style:parent-style-name="Standard" style:list-style-name="L19">
      <style:text-properties fo:font-size="18pt" fo:font-style="normal" officeooo:rsid="006df0cf" officeooo:paragraph-rsid="006df0cf" style:font-size-asian="18pt" style:font-style-asian="normal" style:font-size-complex="18pt" style:font-style-complex="normal"/>
    </style:style>
    <style:style style:name="P134" style:family="paragraph" style:parent-style-name="Standard" style:list-style-name="L19">
      <style:text-properties fo:font-size="18pt" fo:font-style="italic" officeooo:rsid="006df0cf" officeooo:paragraph-rsid="006fe74c" style:font-size-asian="18pt" style:font-style-asian="italic" style:font-size-complex="18pt" style:font-style-complex="italic"/>
    </style:style>
    <style:style style:name="P135" style:family="paragraph" style:parent-style-name="Standard">
      <style:text-properties fo:font-size="18pt" officeooo:rsid="006df0cf" officeooo:paragraph-rsid="006fe74c" style:font-size-asian="18pt" style:font-size-complex="18pt"/>
    </style:style>
    <style:style style:name="P136" style:family="paragraph" style:parent-style-name="Standard">
      <style:text-properties fo:font-size="18pt" officeooo:rsid="00764b18" officeooo:paragraph-rsid="00764b18" style:font-size-asian="18pt" style:font-size-complex="18pt"/>
    </style:style>
    <style:style style:name="P137" style:family="paragraph" style:parent-style-name="Table_20_Contents">
      <style:paragraph-properties fo:text-align="center" style:justify-single-word="false"/>
      <style:text-properties fo:font-size="14pt" fo:font-weight="bold" officeooo:rsid="00764b18" officeooo:paragraph-rsid="00764b18" style:font-size-asian="14pt" style:font-weight-asian="bold" style:font-size-complex="14pt" style:font-weight-complex="bold"/>
    </style:style>
    <style:style style:name="P138" style:family="paragraph" style:parent-style-name="Table_20_Contents">
      <style:paragraph-properties fo:text-align="center" style:justify-single-word="false"/>
      <style:text-properties fo:font-size="14pt" officeooo:rsid="00764b18" officeooo:paragraph-rsid="00764b18" style:font-size-asian="14pt" style:font-size-complex="14pt"/>
    </style:style>
    <style:style style:name="P13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4pt" style:font-size-complex="14pt"/>
    </style:style>
    <style:style style:name="P140" style:family="paragraph" style:parent-style-name="Table_20_Contents">
      <style:paragraph-properties fo:text-align="center" style:justify-single-word="false"/>
      <style:text-properties fo:font-size="14pt" officeooo:rsid="007fabb9" officeooo:paragraph-rsid="007fabb9" style:font-size-asian="14pt" style:font-size-complex="14pt"/>
    </style:style>
    <style:style style:name="P141" style:family="paragraph" style:parent-style-name="Standard">
      <style:text-properties fo:font-size="18pt" officeooo:rsid="007c53d9" officeooo:paragraph-rsid="007c53d9" style:font-size-asian="18pt" style:font-size-complex="18pt"/>
    </style:style>
    <style:style style:name="P142" style:family="paragraph" style:parent-style-name="Standard">
      <style:text-properties fo:font-size="20pt" fo:font-weight="bold" officeooo:rsid="007c53d9" officeooo:paragraph-rsid="007c53d9" style:font-size-asian="17.5pt" style:font-weight-asian="bold" style:font-size-complex="20pt" style:font-weight-complex="bold"/>
    </style:style>
    <style:style style:name="P143" style:family="paragraph" style:parent-style-name="Standard">
      <style:text-properties fo:font-size="18pt" fo:font-weight="normal" officeooo:paragraph-rsid="00838551"/>
    </style:style>
    <style:style style:name="P144" style:family="paragraph" style:parent-style-name="Standard">
      <style:text-properties fo:font-size="18pt" fo:font-weight="normal" officeooo:paragraph-rsid="007c53d9"/>
    </style:style>
    <style:style style:name="P145" style:family="paragraph" style:parent-style-name="Table_20_Contents">
      <style:paragraph-properties fo:text-align="center" style:justify-single-word="false"/>
      <style:text-properties fo:font-size="18pt" fo:font-weight="bold" officeooo:rsid="007c53d9" officeooo:paragraph-rsid="007c53d9" style:font-weight-asian="bold" style:font-weight-complex="bold"/>
    </style:style>
    <style:style style:name="P146" style:family="paragraph" style:parent-style-name="Table_20_Contents">
      <style:paragraph-properties fo:text-align="center" style:justify-single-word="false"/>
      <style:text-properties fo:font-size="18pt" fo:font-weight="bold" officeooo:rsid="00838551" officeooo:paragraph-rsid="00838551" style:font-weight-asian="bold" style:font-weight-complex="bold"/>
    </style:style>
    <style:style style:name="P147" style:family="paragraph" style:parent-style-name="Standard">
      <style:paragraph-properties fo:text-align="start" style:justify-single-word="false"/>
      <style:text-properties fo:font-size="18pt" fo:language="en" fo:country="US" fo:font-style="normal" officeooo:rsid="007c53d9" officeooo:paragraph-rsid="007c53d9" style:font-size-asian="18pt" style:font-style-asian="normal" style:font-size-complex="18pt" style:font-style-complex="normal"/>
    </style:style>
    <style:style style:name="P148" style:family="paragraph" style:parent-style-name="Table_20_Contents">
      <style:paragraph-properties fo:text-align="start" style:justify-single-word="false"/>
    </style:style>
    <style:style style:name="P149" style:family="paragraph" style:parent-style-name="Table_20_Contents">
      <style:paragraph-properties fo:text-align="start" style:justify-single-word="false"/>
      <style:text-properties fo:font-size="16pt" fo:language="en" fo:country="US" fo:font-style="normal" officeooo:paragraph-rsid="0086ab32" style:font-size-asian="16pt" style:font-style-asian="normal" style:font-size-complex="16pt" style:font-style-complex="normal"/>
    </style:style>
    <style:style style:name="P150" style:family="paragraph" style:parent-style-name="Standard">
      <style:paragraph-properties fo:text-align="start" style:justify-single-word="false"/>
      <style:text-properties fo:font-size="18pt" fo:language="en" fo:country="US" fo:font-style="normal" officeooo:rsid="006b5881" officeooo:paragraph-rsid="007c53d9" style:font-size-asian="18pt" style:font-style-asian="normal" style:font-size-complex="18pt" style:font-style-complex="normal"/>
    </style:style>
    <style:style style:name="P151" style:family="paragraph" style:parent-style-name="Table_20_Contents">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52" style:family="paragraph" style:parent-style-name="Table_20_Contents">
      <style:paragraph-properties fo:text-align="start" style:justify-single-word="false"/>
      <style:text-properties fo:font-size="16pt" fo:language="en" fo:country="US" fo:font-style="normal" style:font-size-asian="16pt" style:font-style-asian="normal" style:font-size-complex="16pt" style:font-style-complex="normal"/>
    </style:style>
    <style:style style:name="P153" style:family="paragraph" style:parent-style-name="Standard">
      <style:paragraph-properties fo:text-align="start" style:justify-single-word="false"/>
      <style:text-properties fo:font-size="18pt" fo:language="en" fo:country="US" fo:font-style="normal" officeooo:rsid="006aa171" officeooo:paragraph-rsid="007c53d9" style:font-size-asian="18pt" style:font-style-asian="normal" style:font-size-complex="18pt" style:font-style-complex="normal"/>
    </style:style>
    <style:style style:name="P154" style:family="paragraph" style:parent-style-name="Standard">
      <style:paragraph-properties fo:text-align="start" style:justify-single-word="false"/>
      <style:text-properties fo:font-size="18pt" fo:language="en" fo:country="US" fo:font-style="normal" officeooo:rsid="006df0cf" officeooo:paragraph-rsid="007c53d9" style:font-size-asian="18pt" style:font-style-asian="normal" style:font-size-complex="18pt" style:font-style-complex="normal"/>
    </style:style>
    <style:style style:name="P155" style:family="paragraph" style:parent-style-name="Table_20_Contents">
      <style:paragraph-properties fo:text-align="start" style:justify-single-word="false"/>
      <style:text-properties fo:font-size="16pt" fo:language="en" fo:country="US" fo:font-style="normal" officeooo:paragraph-rsid="0087e291" style:font-size-asian="16pt" style:font-style-asian="normal" style:font-size-complex="16pt" style:font-style-complex="normal"/>
    </style:style>
    <style:style style:name="P156" style:family="paragraph" style:parent-style-name="Standard">
      <style:paragraph-properties fo:text-align="start" style:justify-single-word="false"/>
      <style:text-properties fo:language="en" fo:country="US" officeooo:rsid="007c53d9" officeooo:paragraph-rsid="007c53d9"/>
    </style:style>
    <style:style style:name="P157" style:family="paragraph" style:parent-style-name="Table_20_Contents">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158" style:family="paragraph" style:parent-style-name="Table_20_Contents">
      <style:paragraph-properties fo:text-align="center" style:justify-single-word="false"/>
      <style:text-properties fo:font-size="16pt" fo:language="en" fo:country="US" fo:font-style="normal" style:font-size-asian="16pt" style:font-style-asian="normal" style:font-size-complex="16pt" style:font-style-complex="normal"/>
    </style:style>
    <style:style style:name="P159" style:family="paragraph" style:parent-style-name="Table_20_Contents">
      <style:paragraph-properties fo:text-align="start" style:justify-single-word="false"/>
      <style:text-properties fo:font-size="18pt" fo:language="en" fo:country="US" fo:font-style="normal" officeooo:rsid="007c53d9" officeooo:paragraph-rsid="007c53d9" style:font-style-asian="normal" style:font-style-complex="normal"/>
    </style:style>
    <style:style style:name="T1" style:family="text">
      <style:text-properties fo:font-size="20pt" officeooo:rsid="000a9911" style:font-size-asian="17.5pt" style:font-size-complex="20pt"/>
    </style:style>
    <style:style style:name="T2" style:family="text">
      <style:text-properties fo:font-size="20pt" style:font-size-asian="17.5pt" style:font-size-complex="20pt"/>
    </style:style>
    <style:style style:name="T3" style:family="text">
      <style:text-properties fo:font-size="20pt" officeooo:rsid="000f04b6" style:font-size-asian="17.5pt" style:font-size-complex="20pt"/>
    </style:style>
    <style:style style:name="T4" style:family="text">
      <style:text-properties fo:font-size="20pt" officeooo:rsid="00136d8b" style:font-size-asian="17.5pt" style:font-size-complex="20pt"/>
    </style:style>
    <style:style style:name="T5" style:family="text">
      <style:text-properties fo:font-size="20pt" officeooo:rsid="00154033" style:font-size-asian="17.5pt" style:font-size-complex="20pt"/>
    </style:style>
    <style:style style:name="T6" style:family="text">
      <style:text-properties fo:font-size="20pt" officeooo:rsid="0015ffa8" style:font-size-asian="17.5pt" style:font-size-complex="20pt"/>
    </style:style>
    <style:style style:name="T7" style:family="text">
      <style:text-properties fo:font-size="20pt" officeooo:rsid="002a1875" style:font-size-asian="17.5pt" style:font-size-complex="20pt"/>
    </style:style>
    <style:style style:name="T8" style:family="text">
      <style:text-properties fo:font-size="20pt" officeooo:rsid="0015b25f" style:font-size-asian="17.5pt" style:font-size-complex="20pt"/>
    </style:style>
    <style:style style:name="T9" style:family="text">
      <style:text-properties officeooo:rsid="001c1c3a"/>
    </style:style>
    <style:style style:name="T10" style:family="text">
      <style:text-properties fo:font-size="20pt" officeooo:rsid="0013e8a8" style:font-size-asian="17.5pt" style:font-size-complex="20pt"/>
    </style:style>
    <style:style style:name="T11" style:family="text">
      <style:text-properties fo:font-size="20pt" officeooo:rsid="001c1c3a" style:font-size-asian="17.5pt" style:font-size-complex="20pt"/>
    </style:style>
    <style:style style:name="T12" style:family="text">
      <style:text-properties fo:font-size="20pt" officeooo:rsid="0019cf08" style:font-size-asian="17.5pt" style:font-size-complex="20pt"/>
    </style:style>
    <style:style style:name="T13" style:family="text">
      <style:text-properties fo:font-size="16pt" officeooo:rsid="0016fa3c" style:font-size-asian="16pt" style:font-size-complex="16pt"/>
    </style:style>
    <style:style style:name="T14" style:family="text">
      <style:text-properties fo:font-size="16pt" officeooo:rsid="0015b25f" style:font-size-asian="16pt" style:font-size-complex="16pt"/>
    </style:style>
    <style:style style:name="T15" style:family="text">
      <style:text-properties fo:font-size="16pt" officeooo:rsid="0019b8c5" style:font-size-asian="16pt" style:font-size-complex="16pt"/>
    </style:style>
    <style:style style:name="T16" style:family="text">
      <style:text-properties fo:font-size="16pt" officeooo:rsid="0019b931" style:font-size-asian="16pt" style:font-size-complex="16pt"/>
    </style:style>
    <style:style style:name="T17" style:family="text">
      <style:text-properties fo:font-size="16pt" officeooo:rsid="001a94ff" style:font-size-asian="16pt" style:font-size-complex="16pt"/>
    </style:style>
    <style:style style:name="T18" style:family="text">
      <style:text-properties fo:font-size="20pt" officeooo:rsid="001c71a6" style:font-size-asian="17.5pt" style:font-size-complex="20pt"/>
    </style:style>
    <style:style style:name="T19" style:family="text">
      <style:text-properties fo:font-variant="normal" fo:text-transform="none" fo:color="#cccccc" loext:opacity="100%" style:font-name="Consolas" fo:font-size="12pt" fo:letter-spacing="normal" fo:font-style="normal" fo:font-weight="normal" officeooo:rsid="0015b25f" style:font-size-asian="16pt" style:font-size-complex="16pt"/>
    </style:style>
    <style:style style:name="T20" style:family="text">
      <style:text-properties fo:font-variant="normal" fo:text-transform="none" fo:color="#cccccc" loext:opacity="100%" style:font-name="Consolas" fo:font-size="12pt" fo:letter-spacing="normal" fo:font-style="normal" fo:font-weight="normal" officeooo:rsid="0016fa3c" style:font-size-asian="16pt" style:font-size-complex="16pt"/>
    </style:style>
    <style:style style:name="T21" style:family="text">
      <style:text-properties fo:font-size="16pt" officeooo:rsid="001c1c3a" style:font-size-asian="16pt" style:font-size-complex="16pt"/>
    </style:style>
    <style:style style:name="T22" style:family="text">
      <style:text-properties fo:font-variant="normal" fo:text-transform="none" fo:color="#cccccc" loext:opacity="100%" style:font-name="Consolas" fo:font-size="12pt" fo:letter-spacing="normal" fo:font-style="normal" fo:font-weight="normal"/>
    </style:style>
    <style:style style:name="T23" style:family="text">
      <style:text-properties fo:font-size="20pt" officeooo:rsid="001ebf91" style:font-size-asian="17.5pt" style:font-size-complex="20pt"/>
    </style:style>
    <style:style style:name="T24" style:family="text">
      <style:text-properties fo:font-size="20pt" officeooo:rsid="0021efbc" style:font-size-asian="17.5pt" style:font-size-complex="20pt"/>
    </style:style>
    <style:style style:name="T25" style:family="text">
      <style:text-properties fo:font-size="16pt" fo:font-weight="normal" officeooo:rsid="0021efbc" style:font-size-asian="14pt" style:font-weight-asian="normal" style:font-size-complex="16pt" style:font-weight-complex="normal"/>
    </style:style>
    <style:style style:name="T26" style:family="text">
      <style:text-properties fo:font-size="20pt" officeooo:rsid="00253968" style:font-size-asian="17.5pt" style:font-size-complex="20pt"/>
    </style:style>
    <style:style style:name="T27" style:family="text">
      <style:text-properties fo:font-size="16pt" fo:font-weight="normal" officeooo:rsid="00253968" style:font-size-asian="14pt" style:font-weight-asian="normal" style:font-size-complex="16pt" style:font-weight-complex="normal"/>
    </style:style>
    <style:style style:name="T28" style:family="text">
      <style:text-properties fo:font-variant="normal" fo:text-transform="none" fo:color="#cccccc" loext:opacity="100%" style:font-name="Consolas" fo:font-size="12pt" fo:letter-spacing="normal" fo:font-style="normal" fo:font-weight="normal" officeooo:rsid="00253968" style:font-size-asian="14pt" style:font-weight-asian="normal" style:font-size-complex="16pt" style:font-weight-complex="normal"/>
    </style:style>
    <style:style style:name="T29" style:family="text">
      <style:text-properties fo:font-size="20pt" officeooo:rsid="0027f91a" style:font-size-asian="17.5pt" style:font-size-complex="20pt"/>
    </style:style>
    <style:style style:name="T30" style:family="text">
      <style:text-properties fo:font-size="16pt" fo:font-weight="normal" officeooo:rsid="0027f91a" style:font-size-asian="14pt" style:font-weight-asian="normal" style:font-size-complex="16pt" style:font-weight-complex="normal"/>
    </style:style>
    <style:style style:name="T31" style:family="text">
      <style:text-properties fo:font-size="20pt" officeooo:rsid="0029afdc" style:font-size-asian="17.5pt" style:font-size-complex="20pt"/>
    </style:style>
    <style:style style:name="T32" style:family="text">
      <style:text-properties fo:font-size="16pt" fo:font-weight="normal" officeooo:rsid="0029afdc" style:font-size-asian="14pt" style:font-weight-asian="normal" style:font-size-complex="16pt" style:font-weight-complex="normal"/>
    </style:style>
    <style:style style:name="T33" style:family="text">
      <style:text-properties fo:font-size="20pt" officeooo:rsid="00302929" style:font-size-asian="17.5pt" style:font-size-complex="20pt"/>
    </style:style>
    <style:style style:name="T34" style:family="text">
      <style:text-properties officeooo:rsid="002d3041"/>
    </style:style>
    <style:style style:name="T35" style:family="text">
      <style:text-properties officeooo:rsid="002bdf8b"/>
    </style:style>
    <style:style style:name="T36" style:family="text">
      <style:text-properties officeooo:rsid="00366961"/>
    </style:style>
    <style:style style:name="T37" style:family="text">
      <style:text-properties officeooo:rsid="002bdf8b" style:font-size-asian="12pt" style:font-size-complex="12pt"/>
    </style:style>
    <style:style style:name="T38" style:family="text">
      <style:text-properties fo:font-variant="normal" fo:text-transform="none" fo:color="#cccccc" loext:opacity="100%" style:font-name="Consolas" fo:letter-spacing="normal" fo:font-style="normal" fo:font-weight="bold" style:font-weight-asian="bold" style:font-weight-complex="bold"/>
    </style:style>
    <style:style style:name="T39" style:family="text">
      <style:text-properties fo:font-variant="normal" fo:text-transform="none" fo:color="#cccccc" loext:opacity="100%" style:font-name="Consolas" fo:letter-spacing="normal" fo:font-style="normal" fo:font-weight="bold" officeooo:rsid="0037581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officeooo:rsid="003a717e" style:font-weight-asian="normal" style:font-weight-complex="normal"/>
    </style:style>
    <style:style style:name="T42" style:family="text">
      <style:text-properties officeooo:rsid="00677eba"/>
    </style:style>
    <style:style style:name="T43" style:family="text">
      <style:text-properties fo:font-weight="normal" style:font-weight-asian="normal" style:font-weight-complex="normal"/>
    </style:style>
    <style:style style:name="T44" style:family="text">
      <style:text-properties fo:font-weight="normal" officeooo:rsid="00677eba" style:font-weight-asian="normal" style:font-weight-complex="normal"/>
    </style:style>
    <style:style style:name="T45" style:family="text">
      <style:text-properties fo:font-weight="normal" officeooo:rsid="003b0baa" style:font-weight-asian="normal" style:font-weight-complex="normal"/>
    </style:style>
    <style:style style:name="T46" style:family="text">
      <style:text-properties fo:font-weight="normal" officeooo:rsid="003c8314" style:font-weight-asian="normal" style:font-weight-complex="normal"/>
    </style:style>
    <style:style style:name="T47" style:family="text">
      <style:text-properties officeooo:rsid="004e2475"/>
    </style:style>
    <style:style style:name="T48" style:family="text">
      <style:text-properties fo:font-variant="normal" fo:text-transform="none" style:font-name="Consolas" fo:font-size="12pt" fo:letter-spacing="normal" fo:font-style="normal"/>
    </style:style>
    <style:style style:name="T49" style:family="text">
      <style:text-properties fo:font-variant="normal" fo:text-transform="none" fo:color="#000000" loext:opacity="100%" style:font-name="Consolas" fo:font-size="12pt" fo:letter-spacing="normal" fo:font-style="normal"/>
    </style:style>
    <style:style style:name="T50" style:family="text">
      <style:text-properties fo:font-variant="normal" fo:text-transform="none" fo:color="#cccccc" loext:opacity="100%" style:font-name="Consolas" fo:font-size="12pt" fo:letter-spacing="normal" fo:font-style="normal"/>
    </style:style>
    <style:style style:name="T51" style:family="text">
      <style:text-properties officeooo:rsid="00730f20"/>
    </style:style>
    <style:style style:name="T52" style:family="text">
      <style:text-properties fo:font-variant="normal" fo:text-transform="none" fo:color="#000000" loext:opacity="100%" style:font-name="Consolas" fo:font-size="12pt" fo:letter-spacing="normal" fo:font-style="normal" fo:font-weight="bold" officeooo:rsid="00702412" style:font-size-asian="15.75pt" style:font-weight-asian="bold" style:font-size-complex="18pt" style:font-weight-complex="bold"/>
    </style:style>
    <style:style style:name="T53" style:family="text">
      <style:text-properties fo:font-size="18pt" fo:font-weight="normal" officeooo:rsid="00730f20" style:font-size-asian="18pt" style:font-weight-asian="normal" style:font-size-complex="18pt" style:font-weight-complex="normal"/>
    </style:style>
    <style:style style:name="T54" style:family="text">
      <style:text-properties fo:font-variant="normal" fo:text-transform="none" fo:color="#000000" loext:opacity="100%" style:font-name="Consolas" fo:font-size="12pt" fo:letter-spacing="normal" fo:font-style="normal" fo:font-weight="normal" officeooo:rsid="00702412" style:font-size-asian="15.75pt" style:font-weight-asian="normal" style:font-size-complex="18pt" style:font-weight-complex="normal"/>
    </style:style>
    <style:style style:name="T55" style:family="text">
      <style:text-properties officeooo:rsid="00740321"/>
    </style:style>
    <style:style style:name="T56" style:family="text">
      <style:text-properties officeooo:rsid="0075783d"/>
    </style:style>
    <style:style style:name="T57" style:family="text">
      <style:text-properties officeooo:rsid="0086ab32"/>
    </style:style>
    <style:style style:name="T58" style:family="text">
      <style:text-properties officeooo:rsid="00797a26"/>
    </style:style>
    <style:style style:name="T59" style:family="text">
      <style:text-properties officeooo:rsid="00764b18"/>
    </style:style>
    <style:style style:name="T60" style:family="text">
      <style:text-properties officeooo:rsid="006c14bc"/>
    </style:style>
    <style:style style:name="T61" style:family="text">
      <style:text-properties officeooo:rsid="006fe74c"/>
    </style:style>
    <style:style style:name="T62" style:family="text">
      <style:text-properties officeooo:rsid="007c53d9" style:font-size-asian="15.75pt" style:font-weight-asian="normal" style:font-size-complex="18pt" style:font-weight-complex="normal"/>
    </style:style>
    <style:style style:name="T63" style:family="text">
      <style:text-properties fo:font-variant="normal" fo:text-transform="none" fo:color="#000000" loext:opacity="100%" style:font-name="Consolas" fo:font-size="14pt" fo:letter-spacing="normal" fo:font-style="normal" officeooo:rsid="007c53d9" style:font-size-asian="14pt" style:font-weight-asian="normal" style:font-size-complex="14pt" style:font-weight-complex="normal"/>
    </style:style>
    <style:style style:name="T64" style:family="text">
      <style:text-properties officeooo:rsid="007f78d7" style:font-size-asian="15.75pt" style:font-weight-asian="normal" style:font-size-complex="18pt" style:font-weight-complex="normal"/>
    </style:style>
    <style:style style:name="T65" style:family="text">
      <style:text-properties fo:font-variant="normal" fo:text-transform="none" fo:color="#000000" loext:opacity="100%" style:font-name="Consolas" fo:font-size="14pt" fo:letter-spacing="normal" fo:font-style="normal" officeooo:rsid="00702412" style:font-size-asian="14pt" style:font-weight-asian="normal" style:font-size-complex="14pt" style:font-weight-complex="normal"/>
    </style:style>
    <style:style style:name="T66" style:family="text">
      <style:text-properties officeooo:rsid="00887e4a"/>
    </style:style>
    <style:style style:name="T67" style:family="text">
      <style:text-properties fo:font-size="10pt" fo:language="en" fo:country="US" fo:font-style="normal" style:font-size-asian="10pt" style:font-style-asian="normal" style:font-size-complex="10pt" style:font-style-complex="normal"/>
    </style:style>
    <style:style style:name="T68" style:family="text">
      <style:text-properties fo:font-variant="normal" fo:text-transform="none" fo:color="#cccccc" loext:opacity="100%" style:font-name="Consolas" fo:font-size="12pt" fo:letter-spacing="normal" fo:language="en" fo:country="US" fo:font-style="normal" fo:font-weight="normal" style:font-size-asian="10pt" style:font-style-asian="normal" style:font-size-complex="10pt" style:font-style-complex="normal"/>
    </style:style>
    <style:style style:name="T69" style:family="text">
      <style:text-properties officeooo:rsid="007c53d9"/>
    </style:style>
    <style:style style:name="T70" style:family="text">
      <style:text-properties fo:color="#f10d0c" loext:opacity="100%"/>
    </style:style>
    <style:style style:name="T71" style:family="text">
      <style:text-properties fo:font-size="18pt" fo:font-style="normal" officeooo:rsid="006fe74c" style:font-size-asian="18pt" style:font-style-asian="normal" style:font-size-complex="18pt" style:font-style-complex="normal"/>
    </style:style>
    <style:style style:name="T72" style:family="text">
      <style:text-properties fo:font-size="18pt" fo:font-style="normal" style:font-size-asian="18pt" style:font-style-asian="normal" style:font-size-complex="18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stores: </text:p>
      <text:list text:style-name="L1">
        <text:list-item>
          <text:p text:style-name="P2">Vector stores: </text:p>
        </text:list-item>
        <text:list-item>
          <text:p text:style-name="P3"><text:span text:style-name="T1">InMemoryVectorStore: somiglianza coseno. Metrica di valutazione: sim score (metod</text:span><text:bookmark text:name="codecell8"/><text:span text:style-name="T1">o similarity_search_with_score)</text:span></text:p>
          <text:p text:style-name="P3"><text:span text:style-name="T1"/></text:p>
        </text:list-item>
        <text:list-item>
          <text:p text:style-name="P4">TypeSense</text:p>
        </text:list-item>
        <text:list-item>
          <text:p text:style-name="P4">Qdrant → ricerca ibrida (densa + sparsa)</text:p>
        </text:list-item>
      </text:list>
      <text:p text:style-name="P5"><text:span text:style-name="T1"/></text:p>
      <text:p text:style-name="P6"><text:span text:style-name="T1">E</text:span><text:span text:style-name="T2">mbedding models:</text:span></text:p>
      <text:list text:style-name="L2">
        <text:list-item>
          <text:p text:style-name="P7">OllamaEmbeddings: </text:p>
          <text:list>
            <text:list-item>
              <text:p text:style-name="P8">Llama 3.2 1B</text:p>
            </text:list-item>
            <text:list-item>
              <text:p text:style-name="P8">Llama 3.2 3B</text:p>
            </text:list-item>
            <text:list-item>
              <text:p text:style-name="P8">Gemma 2 2B</text:p>
            </text:list-item>
          </text:list>
        </text:list-item>
        <text:list-item>
          <text:p text:style-name="P7">HuggingFace: </text:p>
          <text:list>
            <text:list-item>
              <text:p text:style-name="P9">mpnet-base-v2</text:p>
            </text:list-item>
            <text:list-item>
              <text:p text:style-name="P8">MiniLM-L6-v2</text:p>
            </text:list-item>
            <text:list-item>
              <text:p text:style-name="P10">MiniLM-L12-v2</text:p>
            </text:list-item>
          </text:list>
        </text:list-item>
      </text:list>
      <text:p text:style-name="P11"><text:span text:style-name="T2"/></text:p>
      <text:p text:style-name="P11"><text:span text:style-name="T2"/></text:p>
      <text:p text:style-name="P12">Test di Llama 3.2, 1B parametri per embedding</text:p>
      <text:list xml:id="list1358935975" text:style-name="L3">
        <text:list-item>
          <text:p text:style-name="P13"><text:span text:style-name="T2">Tempo: 25 minuti per set di chunk (114</text:span><text:span text:style-name="T3">8)</text:span><text:span text:style-name="T2">;</text:span></text:p>
        </text:list-item>
        <text:list-item>
          <text:p text:style-name="P14">Dimensione db: 47MB, 2.3M entries</text:p>
        </text:list-item>
      </text:list>
      <text:p text:style-name="P15"><text:span text:style-name="T2"/></text:p>
      <text:p text:style-name="P16">Llama 3.2, 3B parametri:</text:p>
      <text:list text:style-name="L4">
        <text:list-item>
          <text:p text:style-name="P17"><text:span text:style-name="T2">Tempo: </text:span><text:span text:style-name="T4">90</text:span><text:span text:style-name="T2"> minuti per set di chunk (114</text:span><text:span text:style-name="T3">8)</text:span><text:span text:style-name="T2">;</text:span></text:p>
        </text:list-item>
        <text:list-item>
          <text:p text:style-name="P18">Dimensione db: 72MB, 3.5M entries</text:p>
        </text:list-item>
      </text:list>
      <text:p text:style-name="P15"><text:span text:style-name="T2"/></text:p>
      <text:p text:style-name="P16">Gemma 2, 2B parametri:</text:p>
      <text:list text:continue-list="list1358935975" text:style-name="L3">
        <text:list-item>
          <text:p text:style-name="P13"><text:span text:style-name="T2">Tempo: </text:span><text:span text:style-name="T4">60</text:span><text:span text:style-name="T2"> minuti per set di chunk (114</text:span><text:span text:style-name="T3">8)</text:span><text:span text:style-name="T2">;</text:span></text:p>
        </text:list-item>
        <text:list-item>
          <text:p text:style-name="P14">Dimensione db: 52MB, 1M entries</text:p>
        </text:list-item>
      </text:list>
      <text:p text:style-name="P15"><text:soft-page-break/><text:span text:style-name="T2"/></text:p>
      <text:p text:style-name="P16">MPNET-base v2, 768-dimensionale:</text:p>
      <text:list text:continue-numbering="true" text:style-name="L3">
        <text:list-item>
          <text:p text:style-name="P13"><text:span text:style-name="T2">Tempo: </text:span><text:span text:style-name="T5">3</text:span><text:span text:style-name="T2"> minuti per set di chunk (114</text:span><text:span text:style-name="T3">8)</text:span><text:span text:style-name="T2">;</text:span></text:p>
        </text:list-item>
        <text:list-item>
          <text:p text:style-name="P19"><text:span text:style-name="T2">Dimensione db: </text:span><text:span text:style-name="T5">26</text:span><text:span text:style-name="T2">MB, </text:span><text:span text:style-name="T5">900K</text:span><text:span text:style-name="T2"> entries</text:span></text:p>
        </text:list-item>
        <text:list-item>
          <text:p text:style-name="P20">Max token per chunk: 384</text:p>
        </text:list-item>
      </text:list>
      <text:p text:style-name="P15"><text:span text:style-name="T2"/></text:p>
      <text:p text:style-name="P21">MiniLM-L6 v2, 384-dimensionale:</text:p>
      <text:list text:continue-numbering="true" text:style-name="L3">
        <text:list-item>
          <text:p text:style-name="P13"><text:span text:style-name="T2">Tempo: </text:span><text:span text:style-name="T6">15 secondi</text:span><text:span text:style-name="T2"> per set di chunk (114</text:span><text:span text:style-name="T3">8)</text:span><text:span text:style-name="T2">;</text:span></text:p>
        </text:list-item>
        <text:list-item>
          <text:p text:style-name="P19"><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22">MiniLM-L6 v2, 384-dimensionale:</text:p>
      <text:list text:continue-numbering="true" text:style-name="L3">
        <text:list-item>
          <text:p text:style-name="P23"><text:span text:style-name="T2">Tempo: </text:span><text:span text:style-name="T7">2</text:span><text:span text:style-name="T6">5 secondi</text:span><text:span text:style-name="T2"> per set di chunk (114</text:span><text:span text:style-name="T3">8)</text:span><text:span text:style-name="T2">;</text:span></text:p>
        </text:list-item>
        <text:list-item>
          <text:p text:style-name="P24"><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15"><text:span text:style-name="T2"/></text:p>
      <text:p text:style-name="P25">Metriche: </text:p>
      <text:list text:style-name="L5">
        <text:list-item>
          <text:p text:style-name="P26">score di rilevanza del documento rispetto alla query;</text:p>
          <text:p text:style-name="P26"/>
        </text:list-item>
      </text:list>
      <text:p text:style-name="P27"><text:span text:style-name="T2"/></text:p>
      <text:p text:style-name="P27"><text:span text:style-name="T2"/></text:p>
      <text:p text:style-name="P28">Query valutate:</text:p>
      <text:list text:style-name="L6">
        <text:list-item>
          <text:p text:style-name="P29"><text:span text:style-name="T2">“</text:span><text:span text:style-name="T8">Trend of inflation in the dental sector between 2021, 2022 and first half of 2023</text:span><text:span text:style-name="T2">”;</text:span></text:p>
        </text:list-item>
        <text:list-item>
          <text:p text:style-name="P30"><text:span text:style-name="T2">“</text:span><text:span text:style-name="T8">Dental product brands that offer the best value for money according to dentists</text:span><text:span text:style-name="T2">”</text:span></text:p>
        </text:list-item>
        <text:list-item>
          <text:p text:style-name="P29"><text:span text:style-name="T2">“</text:span><text:span text:style-name="T8">Which are the most relevant dental brands?</text:span><text:span text:style-name="T2">”</text:span></text:p>
        </text:list-item>
        <text:list-item>
          <text:p text:style-name="P29"><text:span text:style-name="T2">“Which are the most recommended products</text:span><text:span text:style-name="T8">?</text:span><text:span text:style-name="T2">”</text:span></text:p>
        </text:list-item>
        <text:list-item>
          <text:p text:style-name="P29"><text:span text:style-name="T2">“What are the preferred purchasing channels in different countries</text:span><text:span text:style-name="T8">?</text:span><text:span text:style-name="T2">”</text:span></text:p>
        </text:list-item>
        <text:list-item>
          <text:p text:style-name="P29"><text:soft-page-break/><text:span text:style-name="T2">“</text:span><text:span text:style-name="T8">Evolution of Intra oral scanner adoption</text:span><text:span text:style-name="T2">”</text:span></text:p>
        </text:list-item>
        <text:list-item>
          <text:p text:style-name="P29"><text:span text:style-name="T2">“</text:span><text:span text:style-name="T8">Which is the country where Intra oral scanner is most successful?</text:span><text:span text:style-name="T2">”</text:span></text:p>
        </text:list-item>
        <text:list-item>
          <text:p text:style-name="P31">“Evolution of Dentsply Sirona's <text:span text:style-name="T9">loyaltization</text:span> capability”</text:p>
        </text:list-item>
        <text:list-item>
          <text:p text:style-name="P32">“Evolution of Intra oral scanner's market in the last 3 years”</text:p>
        </text:list-item>
        <text:list-item>
          <text:p text:style-name="P30"><text:span text:style-name="T10">“Difference in 3D printer adoption between Italy and United Kingdo</text:span><text:span text:style-name="T11">m”</text:span></text:p>
        </text:list-item>
      </text:list>
      <text:p text:style-name="P27"><text:span text:style-name="T2"/></text:p>
      <text:p text:style-name="P27"><text:span text:style-name="T2"/></text:p>
      <text:p text:style-name="P33"><text:span text:style-name="T2">InMemoryVectorStore, Llama 3.2 1B, </text:span><text:span text:style-name="T12">chunking per pagine, dati </text:span><text:span text:style-name="T8">raw</text:span><text:span text:style-name="T2">:</text:span></text:p>
      <text:p text:style-name="P33"><text:span text:style-name="T2"/></text:p>
      <text:list text:style-name="L7">
        <text:list-item>
          <text:p text:style-name="P34"><text:span text:style-name="T13">[</text:span><text:span text:style-name="T14">0.4462 0.4382 0.4337 0.4310 0.4280 0.4142 0.4131 0.4116 0.4077 0.4059</text:span><text:span text:style-name="T13">]</text:span></text:p>
        </text:list-item>
        <text:list-item>
          <text:p text:style-name="P35"><text:span text:style-name="T13">[</text:span><text:span text:style-name="T14">0.4214 0.4212 0.4082 0.3960 0.3954 0.3941 0.3931 0.3897 0.3860 0.3850</text:span><text:span text:style-name="T13">]</text:span></text:p>
        </text:list-item>
        <text:list-item>
          <text:p text:style-name="P36">[0.4433 0.4236 0.4085 0.4033 0.4000 0.3942 0.3937 0.3930 0.3882 0.3867]</text:p>
        </text:list-item>
        <text:list-item>
          <text:p text:style-name="P37">[0.4748 0.4637 0.4532 0.4453 0.4450 0.4408 0.4361 0.4342 0.4333 0.4327]</text:p>
        </text:list-item>
        <text:list-item>
          <text:p text:style-name="P38"><text:span text:style-name="T13">[0.3779 0.3665 0.3622 0.3614 0.3560 0.3552 0.3540 0.3539</text:span><text:span text:style-name="T15"> 0</text:span><text:span text:style-name="T13">.3535 0.3524]</text:span></text:p>
        </text:list-item>
        <text:list-item>
          <text:p text:style-name="P39"><text:span text:style-name="T13">[0.4402 0.4266 0.426</text:span><text:span text:style-name="T16">0 </text:span><text:span text:style-name="T13">0.4247 0.4095 0.4079 0.4066 0.3931 0.3925 0.3883]</text:span></text:p>
        </text:list-item>
        <text:list-item>
          <text:p text:style-name="P40">[0.5037 0.4655 0.4648 0.4648 0.4594 0.4582 0.4562 0.4556 0.4542 0.4490]</text:p>
        </text:list-item>
        <text:list-item>
          <text:p text:style-name="P41"><text:span text:style-name="T17">[</text:span><text:span text:style-name="T13">0.4912 0.4764 0.4697 0.4631 0.4597 0.4505 0.4395 0.4387 0.4364 0.4335</text:span><text:span text:style-name="T17">]</text:span></text:p>
        </text:list-item>
        <text:list-item>
          <text:p text:style-name="P42"><text:span text:style-name="T9">[</text:span>0.4667 0.4451 0.4435 0.4328 0.4288 0.4267 0.4249 0.4236 0.4179 0.4139<text:span text:style-name="T9">]</text:span></text:p>
        </text:list-item>
        <text:list-item>
          <text:p text:style-name="P42"><text:span text:style-name="T9">[</text:span>0.4357 0.4224 0.4106 0.3872 0.3865 0.3853 0.3840 0.3824 0.3792 0.3760<text:span text:style-name="T9">]</text:span></text:p>
        </text:list-item>
      </text:list>
      <text:p text:style-name="P43"/>
      <text:p text:style-name="P43"/>
      <text:p text:style-name="P43"><text:soft-page-break/></text:p>
      <text:p text:style-name="P43"/>
      <text:p text:style-name="P43"/>
      <text:p text:style-name="P44"><text:span text:style-name="T2">InMemoryVectorStore, Llama 3.2 1B, </text:span><text:span text:style-name="T12">chunking per pagine, dati </text:span><text:span text:style-name="T18">puliti</text:span><text:span text:style-name="T2">:</text:span></text:p>
      <text:p text:style-name="P44"><text:span text:style-name="T2"/></text:p>
      <text:list text:style-name="L8">
        <text:list-item>
          <text:p text:style-name="P45"><text:span text:style-name="T13">[</text:span><text:span text:style-name="T19">0.7129 0.6966 0.6941 0.6891 0.6859 0.6847 0.6826 0.6811 0.6753 0.6753</text:span><text:span text:style-name="T13">]</text:span></text:p>
        </text:list-item>
        <text:list-item>
          <text:p text:style-name="P45"><text:span text:style-name="T13">[</text:span><text:span text:style-name="T19">0.7371 0.7334 0.7204 0.7139 0.7129 0.7025 0.6969 0.6800 0.6716 0.6712</text:span><text:span text:style-name="T13">]</text:span></text:p>
        </text:list-item>
        <text:list-item>
          <text:p text:style-name="P45"><text:span text:style-name="T13">[</text:span><text:span text:style-name="T20">0.6036 0.6014 0.6006 0.6001 0.5977 0.5883 0.5852 0.5841 0.5797 0.5790</text:span><text:span text:style-name="T13">]</text:span></text:p>
        </text:list-item>
        <text:list-item>
          <text:p text:style-name="P45"><text:span text:style-name="T13">[</text:span><text:span text:style-name="T20">0.6455 0.6144 0.6120 0.6115 0.6112 0.6101 0.6075 0.6072 0.6062 0.6034</text:span><text:span text:style-name="T13">]</text:span></text:p>
        </text:list-item>
        <text:list-item>
          <text:p text:style-name="P46"><text:span text:style-name="T13">[</text:span><text:span text:style-name="T20">0.6018 0.5987 0.5968 0.5944 0.5801 0.5781 0.5777 0.5726 0.5723 0.5721</text:span><text:span text:style-name="T13">]</text:span></text:p>
        </text:list-item>
        <text:list-item>
          <text:p text:style-name="P46"><text:span text:style-name="T13">[</text:span><text:span text:style-name="T20">0.8230 0.8230 0.8230 0.7563 0.7526 0.7520 0.7386 0.7381 0.7379 0.7373</text:span><text:span text:style-name="T13">]</text:span></text:p>
        </text:list-item>
        <text:list-item>
          <text:p text:style-name="P46"><text:span text:style-name="T13">[</text:span><text:span text:style-name="T20">0.6458 0.6319 0.6255 0.6231 0.6193 0.6151 0.6082 0.6051 0.6036 0.6023</text:span><text:span text:style-name="T13">]</text:span></text:p>
        </text:list-item>
        <text:list-item>
          <text:p text:style-name="P46"><text:span text:style-name="T17">[</text:span><text:span text:style-name="T20">0.8074 0.8037 0.8021 0.7984 0.7964 0.7964 0.7964 0.7934 0.7916 0.7883</text:span><text:span text:style-name="T17">]</text:span></text:p>
        </text:list-item>
        <text:list-item>
          <text:p text:style-name="P46"><text:span text:style-name="T21">[</text:span><text:span text:style-name="T20">0.7523 0.7187 0.7186 0.7149 0.7092 0.7033 0.7023 0.7020 0.6956 0.6935</text:span><text:span text:style-name="T21">]</text:span></text:p>
        </text:list-item>
        <text:list-item>
          <text:p text:style-name="P46"><text:span text:style-name="T13">[</text:span><text:span text:style-name="T22">0.6878 0.6811 0.6723 0.6723 0.6723 0.6698 0.6671 0.6657 0.6629 0.6609</text:span><text:span text:style-name="T13">]</text:span></text:p>
        </text:list-item>
      </text:list>
      <text:p text:style-name="P15"><text:span text:style-name="T2"/></text:p>
      <text:p text:style-name="P15"><text:span text:style-name="T2"/></text:p>
      <text:p text:style-name="P47"><text:span text:style-name="T2">InMemoryVectorStore, </text:span><text:span text:style-name="T23">MPNET-base-v2</text:span><text:span text:style-name="T2">, </text:span><text:span text:style-name="T12">chunking per pagine, dati </text:span><text:span text:style-name="T8">raw</text:span><text:span text:style-name="T2">:</text:span></text:p>
      <text:p text:style-name="P47"><text:span text:style-name="T2"/></text:p>
      <text:list text:style-name="L9">
        <text:list-item>
          <text:p text:style-name="P48"><text:span text:style-name="T13">[</text:span><text:span text:style-name="T19">0.6134 0.6047 0.5934 0.5917 0.5836 0.5742 0.5723 0.5722 0.5680 0.5589</text:span><text:span text:style-name="T13">]</text:span></text:p>
        </text:list-item>
        <text:list-item>
          <text:p text:style-name="P48"><text:span text:style-name="T13">[</text:span><text:span text:style-name="T19">0.7253 0.6980 0.6960 0.6691 0.6584 0.6582 0.6550 0.6303 0.6294 0.6285</text:span><text:span text:style-name="T13">]</text:span></text:p>
        </text:list-item>
        <text:list-item>
          <text:p text:style-name="P49"><text:span text:style-name="T13">[</text:span><text:span text:style-name="T20">0.7787 0.7625 0.7404 0.7237 0.7230 0.7120 0.7117 0.7088 0.6781 0.6761</text:span><text:span text:style-name="T13">]</text:span></text:p>
        </text:list-item>
        <text:list-item>
          <text:p text:style-name="P49"><text:soft-page-break/><text:span text:style-name="T13">[</text:span><text:span text:style-name="T20">0.5021 0.4722 0.4639 0.4556 0.4524 0.4516 0.4493 0.4484 0.4431 0.4397</text:span><text:span text:style-name="T13">]</text:span></text:p>
        </text:list-item>
        <text:list-item>
          <text:p text:style-name="P49"><text:span text:style-name="T13">[</text:span><text:span text:style-name="T20">0.6824 0.6686 0.6266 0.5143 0.4377 0.4366 0.4327 0.4223 0.4120 0.4085</text:span><text:span text:style-name="T13">]</text:span></text:p>
        </text:list-item>
        <text:list-item>
          <text:p text:style-name="P49"><text:span text:style-name="T13">[</text:span><text:span text:style-name="T20">0.8332 0.8326 0.8304 0.8138 0.7980 0.7881 0.7869 0.7862 0.7828 0.7664</text:span><text:span text:style-name="T13">]</text:span></text:p>
        </text:list-item>
        <text:list-item>
          <text:p text:style-name="P49"><text:span text:style-name="T13">[</text:span><text:span text:style-name="T20">0.6881 0.6858 0.6789 0.6788 0.6726 0.6704 0.6696 0.6611 0.6568 0.6567</text:span><text:span text:style-name="T13">]</text:span></text:p>
        </text:list-item>
        <text:list-item>
          <text:p text:style-name="P50"><text:span text:style-name="T17">[</text:span><text:span text:style-name="T20">0.5551 0.5378 0.5225 0.5145 0.4663 0.4617 0.4612 0.4381 0.4357 0.4295</text:span><text:span text:style-name="T17">]</text:span></text:p>
        </text:list-item>
        <text:list-item>
          <text:p text:style-name="P50"><text:span text:style-name="T21">[</text:span><text:span text:style-name="T20">0.8286 0.8247 0.8239 0.8206 0.8131 0.8069 0.7748 0.7716 0.7677 0.7674</text:span><text:span text:style-name="T21">]</text:span></text:p>
        </text:list-item>
        <text:list-item>
          <text:p text:style-name="P50"><text:span text:style-name="T21">[</text:span><text:span text:style-name="T20">0.7074 0.6855 0.6648 0.6575 0.6547 0.6441 0.6273 0.6088 0.6079 0.5993</text:span><text:span text:style-name="T21">]</text:span></text:p>
        </text:list-item>
      </text:list>
      <text:p text:style-name="P51"><text:span text:style-name="T21"/></text:p>
      <text:p text:style-name="P51"><text:span text:style-name="T21"/></text:p>
      <text:p text:style-name="P52"><text:span text:style-name="T11">InMemoryVectorStore, </text:span><text:span text:style-name="T23">MPNET-base-v2</text:span><text:span text:style-name="T11">, </text:span><text:span text:style-name="T12">chunking per pagine, dati </text:span><text:span text:style-name="T24">puliti</text:span><text:span text:style-name="T11">:</text:span></text:p>
      <text:p text:style-name="P52"><text:span text:style-name="T11"/></text:p>
      <text:list text:style-name="L10">
        <text:list-item>
          <text:p text:style-name="P53"><text:span text:style-name="T25">[</text:span><text:span text:style-name="T22">0.6134 0.6047 0.5931 0.5901 0.5877 0.5704 0.5660 0.5657 0.5651 0.5626</text:span><text:span text:style-name="T25">]</text:span></text:p>
        </text:list-item>
        <text:list-item>
          <text:p text:style-name="P53"><text:span text:style-name="T25">[</text:span><text:span text:style-name="T22">0.7333 0.6960 0.6959 0.6691 0.6563 0.6550 0.6546 0.6447 0.6279 0.6204</text:span><text:span text:style-name="T25">]</text:span></text:p>
        </text:list-item>
        <text:list-item>
          <text:p text:style-name="P54"><text:span text:style-name="T25">[</text:span><text:span text:style-name="T22">0.7858 0.7607 0.7393 0.7237 0.7201 0.7120 0.7070 0.6990 0.6964 0.6761</text:span><text:span text:style-name="T25">]</text:span></text:p>
        </text:list-item>
        <text:list-item>
          <text:p text:style-name="P54"><text:span text:style-name="T25">[</text:span><text:span text:style-name="T22">0.5021 0.4722 0.4654 0.4639 0.4560 0.4556 0.4524 0.4516 0.4484 0.4472</text:span><text:span text:style-name="T25">]</text:span></text:p>
        </text:list-item>
        <text:list-item>
          <text:p text:style-name="P54"><text:span text:style-name="T25">[</text:span><text:span text:style-name="T22">0.6824 0.6686 0.6266 0.5143 0.4377 0.4374 0.4286 0.4276 0.3974 0.3973</text:span><text:span text:style-name="T25">]</text:span></text:p>
        </text:list-item>
        <text:list-item>
          <text:p text:style-name="P54"><text:span text:style-name="T25">[</text:span><text:span text:style-name="T22">0.8332 0.8326 0.8135 0.8067 0.7980 0.7881 0.7869 0.7828 0.7727 0.7664</text:span><text:span text:style-name="T25">]</text:span></text:p>
        </text:list-item>
        <text:list-item>
          <text:p text:style-name="P54"><text:span text:style-name="T25">[</text:span><text:span text:style-name="T22">0.6881 0.6858 0.6789 0.6788 0.6696 0.6647 0.6611 0.6601 0.6567 0.6534</text:span><text:span text:style-name="T25">]</text:span></text:p>
        </text:list-item>
        <text:list-item>
          <text:p text:style-name="P54"><text:span text:style-name="T25">[</text:span><text:span text:style-name="T22">0.5579 0.5145 0.4829 0.4646 0.4617 0.4452 0.4379 0.4283 0.4275 0.4217</text:span><text:span text:style-name="T25">]</text:span></text:p>
        </text:list-item>
        <text:list-item>
          <text:p text:style-name="P54"><text:span text:style-name="T25">[</text:span><text:span text:style-name="T22">0.8239 0.8206 0.8174 0.8131 0.8103 0.8069 0.7748 0.7677 0.7674 0.7618</text:span><text:span text:style-name="T25">]</text:span></text:p>
        </text:list-item>
        <text:list-item>
          <text:p text:style-name="P54"><text:soft-page-break/><text:span text:style-name="T25">[</text:span><text:span text:style-name="T22">0.7074 0.6855 0.6648 0.6584 0.6441 0.6402 0.6273 0.6088 0.6028 0.5899</text:span><text:span text:style-name="T25">]</text:span></text:p>
        </text:list-item>
      </text:list>
      <text:p text:style-name="P55"/>
      <text:p text:style-name="P56"><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56"><text:span text:style-name="T2"/></text:p>
      <text:list text:style-name="L11">
        <text:list-item>
          <text:p text:style-name="P57"><text:span text:style-name="T27">[</text:span><text:span text:style-name="T28">0.5580 0.5373 0.5372 0.5353 0.5309 0.5299 0.5281 0.5227 0.5189 0.5074</text:span><text:span text:style-name="T27">]</text:span></text:p>
        </text:list-item>
        <text:list-item>
          <text:p text:style-name="P58"><text:span text:style-name="T27">[</text:span><text:span text:style-name="T28">0.6452 0.6358 0.6330 0.6218 0.6160 0.6116 0.6071 0.6064 0.5981 0.5974</text:span><text:span text:style-name="T27">]</text:span></text:p>
        </text:list-item>
        <text:list-item>
          <text:p text:style-name="P58"><text:span text:style-name="T27">[</text:span><text:span text:style-name="T22">0.6667 0.6658 0.6612 0.6530 0.6386 0.6330 0.6259 0.6258 0.6237 0.6206</text:span><text:span text:style-name="T27">]</text:span></text:p>
        </text:list-item>
        <text:list-item>
          <text:p text:style-name="P58"><text:span text:style-name="T27">[</text:span><text:span text:style-name="T22">0.4587 0.4496 0.4236 0.4150 0.4144 0.4141 0.4135 0.4062 0.4042 0.4020</text:span><text:span text:style-name="T27">]</text:span></text:p>
        </text:list-item>
        <text:list-item>
          <text:p text:style-name="P58"><text:span text:style-name="T27">[</text:span><text:span text:style-name="T22">0.6099 0.5486 0.5398 0.5370 0.4298 0.4256 0.4193 0.4175 0.4157 0.3994</text:span><text:span text:style-name="T27">]</text:span></text:p>
        </text:list-item>
        <text:list-item>
          <text:p text:style-name="P58"><text:span text:style-name="T27">[</text:span><text:span text:style-name="T22">0.7029 0.7003 0.6956 0.6904 0.6895 0.6667 0.6525 0.6475 0.6468 0.6448</text:span><text:span text:style-name="T27">]</text:span></text:p>
        </text:list-item>
        <text:list-item>
          <text:p text:style-name="P58"><text:span text:style-name="T27">[</text:span><text:span text:style-name="T22">0.6860 0.6620 0.6580 0.6524 0.6459 0.6453 0.6434 0.6261 0.6233 0.6171</text:span><text:span text:style-name="T27">]</text:span></text:p>
        </text:list-item>
        <text:list-item>
          <text:p text:style-name="P58"><text:span text:style-name="T27">[</text:span><text:span text:style-name="T22">0.6711 0.6444 0.5925 0.5340 0.5241 0.5193 0.5158 0.5046 0.4836 0.4783</text:span><text:span text:style-name="T27">]</text:span></text:p>
        </text:list-item>
        <text:list-item>
          <text:p text:style-name="P58"><text:span text:style-name="T27">[</text:span><text:span text:style-name="T22">0.7570 0.7489 0.7391 0.7338 0.7192 0.7082 0.6993 0.6982 0.6951 0.6830</text:span><text:span text:style-name="T27">]</text:span></text:p>
        </text:list-item>
        <text:list-item>
          <text:p text:style-name="P58"><text:span text:style-name="T27">[</text:span><text:span text:style-name="T22">0.6310 0.6115 0.5996 0.5537 0.5432 0.5398 0.5349 0.5334 0.5305 0.5304</text:span><text:span text:style-name="T27">]</text:span></text:p>
        </text:list-item>
      </text:list>
      <text:p text:style-name="P59"><text:span text:style-name="T2"/></text:p>
      <text:p text:style-name="P59"><text:span text:style-name="T2"/></text:p>
      <text:p text:style-name="P60"><text:span text:style-name="T11">InMemoryVectorStore, </text:span><text:span text:style-name="T23">M</text:span><text:span text:style-name="T26">iniLM</text:span><text:span text:style-name="T23">-</text:span><text:span text:style-name="T26">L6</text:span><text:span text:style-name="T23">-v2</text:span><text:span text:style-name="T11">, </text:span><text:span text:style-name="T12">chunking per pagine, dati </text:span><text:span text:style-name="T29">puliti</text:span><text:span text:style-name="T11">:</text:span></text:p>
      <text:p text:style-name="P60"><text:span text:style-name="T11"/></text:p>
      <text:list text:style-name="L12">
        <text:list-item>
          <text:p text:style-name="P61"><text:span text:style-name="T30">[</text:span><text:span text:style-name="T22">0.5523 0.5503 0.5373 0.5353 0.5330 0.5297 0.5265 0.5229 0.5189 0.5177</text:span><text:span text:style-name="T30">]</text:span></text:p>
        </text:list-item>
        <text:list-item>
          <text:p text:style-name="P61"><text:span text:style-name="T30">[</text:span><text:span text:style-name="T22">0.6501 0.6436 0.6330 0.6228 0.6218 0.6205 0.6161 0.6067 0.5934 0.5902</text:span><text:span text:style-name="T30">]</text:span></text:p>
        </text:list-item>
        <text:list-item>
          <text:p text:style-name="P61"><text:span text:style-name="T30">[</text:span><text:span text:style-name="T22">0.6672 0.6667 0.6657 0.6543 0.6492 0.6436 0.6386 0.6338 0.6310 0.6127</text:span><text:span text:style-name="T30">]</text:span></text:p>
        </text:list-item>
        <text:list-item>
          <text:p text:style-name="P61"><text:soft-page-break/><text:span text:style-name="T30">[</text:span><text:span text:style-name="T22">0.4587 0.4496 0.4216 0.4214 0.4145 0.4144 0.4141 0.4135 0.4098 0.4094</text:span><text:span text:style-name="T30">]</text:span></text:p>
        </text:list-item>
        <text:list-item>
          <text:p text:style-name="P61"><text:span text:style-name="T30">[</text:span><text:span text:style-name="T22">0.6099 0.5486 0.5398 0.5370 0.4298 0.4256 0.4193 0.4175 0.4157 0.4017</text:span><text:span text:style-name="T30">]</text:span></text:p>
        </text:list-item>
        <text:list-item>
          <text:p text:style-name="P61"><text:span text:style-name="T30">[</text:span><text:span text:style-name="T22">0.7079 0.7029 0.7003 0.6895 0.6882 0.6731 0.6695 0.6525 0.6448 0.6447</text:span><text:span text:style-name="T30">]</text:span></text:p>
        </text:list-item>
        <text:list-item>
          <text:p text:style-name="P61"><text:span text:style-name="T30">[</text:span><text:span text:style-name="T22">0.6860 0.6694 0.6580 0.6459 0.6434 0.6402 0.6305 0.6303 0.6257 0.6149</text:span><text:span text:style-name="T30">]</text:span></text:p>
        </text:list-item>
        <text:list-item>
          <text:p text:style-name="P61"><text:span text:style-name="T30">[</text:span><text:span text:style-name="T22">0.6517 0.6374 0.5917 0.5343 0.5244 0.5193 0.5185 0.5046 0.4908 0.4836</text:span><text:span text:style-name="T30">]</text:span></text:p>
        </text:list-item>
        <text:list-item>
          <text:p text:style-name="P61"><text:span text:style-name="T30">[</text:span><text:span text:style-name="T22">0.7570 0.7485 0.7385 0.7338 0.7271 0.7075 0.6993 0.6982 0.6951 0.6830</text:span><text:span text:style-name="T30">]</text:span></text:p>
        </text:list-item>
        <text:list-item>
          <text:p text:style-name="P61"><text:span text:style-name="T30">[</text:span><text:span text:style-name="T22">0.6310 0.6115 0.6011 0.5537 0.5432 0.5365 0.5349 0.5334 0.5305 0.5132</text:span><text:span text:style-name="T30">]</text:span></text:p>
        </text:list-item>
      </text:list>
      <text:p text:style-name="P62"><text:span text:style-name="T30"/></text:p>
      <text:p text:style-name="P62"><text:span text:style-name="T30"/></text:p>
      <text:p text:style-name="P60"><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60"><text:span text:style-name="T2"/></text:p>
      <text:list text:style-name="L13">
        <text:list-item>
          <text:p text:style-name="P63"><text:span text:style-name="T30">[</text:span><text:span text:style-name="T22">0.5496 0.5343 0.5135 0.5027 0.4992 0.4989 0.4982 0.4970 0.4956 0.4931</text:span><text:span text:style-name="T30">]</text:span></text:p>
        </text:list-item>
        <text:list-item>
          <text:p text:style-name="P63"><text:span text:style-name="T30">[</text:span><text:span text:style-name="T22">0.7661 0.6902 0.6863 0.6805 0.6650 0.6234 0.6010 0.5985 0.5969 0.5863</text:span><text:span text:style-name="T30">]</text:span></text:p>
        </text:list-item>
        <text:list-item>
          <text:p text:style-name="P63"><text:span text:style-name="T30">[</text:span><text:span text:style-name="T22">0.8056 0.7322 0.6906 0.6900 0.6719 0.6685 0.6393 0.6232 0.6210 0.6190</text:span><text:span text:style-name="T30">]</text:span></text:p>
        </text:list-item>
        <text:list-item>
          <text:p text:style-name="P63"><text:span text:style-name="T30">[</text:span><text:span text:style-name="T22">0.4750 0.4417 0.4166 0.4151 0.4027 0.3912 0.3889 0.3888 0.3885 0.3778</text:span><text:span text:style-name="T30">]</text:span></text:p>
        </text:list-item>
        <text:list-item>
          <text:p text:style-name="P63"><text:span text:style-name="T30">[</text:span><text:span text:style-name="T22">0.6794 0.5719 0.5026 0.4823 0.4803 0.4722 0.4109 0.3946 0.3841 0.3838</text:span><text:span text:style-name="T30">]</text:span></text:p>
        </text:list-item>
        <text:list-item>
          <text:p text:style-name="P63"><text:span text:style-name="T30">[</text:span><text:span text:style-name="T22">0.6783 0.6630 0.6529 0.6446 0.6421 0.6403 0.6336 0.6314 0.6281 0.6281</text:span><text:span text:style-name="T30">]</text:span></text:p>
        </text:list-item>
        <text:list-item>
          <text:p text:style-name="P63"><text:span text:style-name="T30">[</text:span><text:span text:style-name="T22">0.6614 0.6456 0.6287 0.6219 0.6100 0.6099 0.6055 0.6047 0.6032 0.6031</text:span><text:span text:style-name="T30">]</text:span></text:p>
        </text:list-item>
        <text:list-item>
          <text:p text:style-name="P63"><text:span text:style-name="T30">[</text:span><text:span text:style-name="T22">0.6137 0.5752 0.5591 0.5439 0.5437 0.5092 0.5077 0.5054 0.4985 0.4641</text:span><text:span text:style-name="T30">]</text:span></text:p>
        </text:list-item>
        <text:list-item>
          <text:p text:style-name="P63"><text:span text:style-name="T30">[</text:span><text:span text:style-name="T22">0.7201 0.7130 0.7067 0.7004 0.6988 0.6956 0.6932 0.6836 0.6762 0.6739</text:span><text:span text:style-name="T30">]</text:span></text:p>
        </text:list-item>
        <text:list-item>
          <text:p text:style-name="P63"><text:soft-page-break/><text:span text:style-name="T30">[</text:span><text:span text:style-name="T22">0.6508 0.6275 0.6126 0.5562 0.5355 0.5186 0.5092 0.5012 0.5004 0.4946</text:span><text:span text:style-name="T30">]</text:span></text:p>
        </text:list-item>
      </text:list>
      <text:p text:style-name="P15"><text:span text:style-name="T2"/></text:p>
      <text:p text:style-name="P64"><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31">puliti</text:span><text:span text:style-name="T2">:</text:span></text:p>
      <text:p text:style-name="P64"><text:span text:style-name="T2"/></text:p>
      <text:list text:style-name="L14">
        <text:list-item>
          <text:p text:style-name="P65"><text:span text:style-name="T32">[</text:span><text:span text:style-name="T22">0.5343 0.5325 0.5069 0.4992 0.4985 0.4982 0.4970 0.4943 0.4931 0.4905</text:span><text:span text:style-name="T32">]</text:span></text:p>
        </text:list-item>
        <text:list-item>
          <text:p text:style-name="P65"><text:span text:style-name="T32">[</text:span><text:span text:style-name="T22">0.7661 0.6902 0.6863 0.6805 0.6733 0.6441 0.6129 0.6010 0.5876 0.5863</text:span><text:span text:style-name="T32">]</text:span></text:p>
        </text:list-item>
        <text:list-item>
          <text:p text:style-name="P65"><text:span text:style-name="T32">[</text:span><text:span text:style-name="T22">0.8056 0.7322 0.6906 0.6900 0.6794 0.6719 0.6393 0.6319 0.6181 0.6167</text:span><text:span text:style-name="T32">]</text:span></text:p>
        </text:list-item>
        <text:list-item>
          <text:p text:style-name="P65"><text:span text:style-name="T32">[</text:span><text:span text:style-name="T22">0.4789 0.4417 0.4166 0.4151 0.3908 0.3889 0.3888 0.3861 0.3782 0.3778</text:span><text:span text:style-name="T32">]</text:span></text:p>
        </text:list-item>
        <text:list-item>
          <text:p text:style-name="P65"><text:span text:style-name="T32">[</text:span><text:span text:style-name="T22">0.6794 0.5719 0.5026 0.4823 0.4803 0.4722 0.4109 0.4083 0.3946 0.3929</text:span><text:span text:style-name="T32">]</text:span></text:p>
        </text:list-item>
        <text:list-item>
          <text:p text:style-name="P65"><text:span text:style-name="T32">[</text:span><text:span text:style-name="T22">0.6783 0.6544 0.6530 0.6529 0.6446 0.6421 0.6380 0.6314 0.6281 0.6281</text:span><text:span text:style-name="T32">]</text:span></text:p>
        </text:list-item>
        <text:list-item>
          <text:p text:style-name="P65"><text:span text:style-name="T32">[</text:span><text:span text:style-name="T22">0.6614 0.6456 0.6287 0.6219 0.6138 0.6055 0.6047 0.6032 0.6015 0.5971</text:span><text:span text:style-name="T32">]</text:span></text:p>
        </text:list-item>
        <text:list-item>
          <text:p text:style-name="P65"><text:span text:style-name="T32">[</text:span><text:span text:style-name="T22">0.5892 0.5842 0.5609 0.5493 0.5439 0.5160 0.5092 0.4985 0.4906 0.4641</text:span><text:span text:style-name="T32">]</text:span></text:p>
        </text:list-item>
        <text:list-item>
          <text:p text:style-name="P65"><text:span text:style-name="T32">[</text:span><text:span text:style-name="T22">0.7173 0.7130 0.7067 0.7004 0.6956 0.6923 0.6919 0.6762 0.6739 0.6724</text:span><text:span text:style-name="T32">]</text:span></text:p>
        </text:list-item>
        <text:list-item>
          <text:p text:style-name="P65"><text:span text:style-name="T32">[</text:span><text:span text:style-name="T22">0.6508 0.6275 0.6126 0.5562 0.5355 0.5186 0.5098 0.5062 0.5014 0.5012</text:span><text:span text:style-name="T32">]</text:span></text:p>
        </text:list-item>
      </text:list>
      <text:p text:style-name="P15"><text:span text:style-name="T2"/></text:p>
      <text:p text:style-name="P66"><text:span text:style-name="T2">Le tabelle di seguito mostrano statistiche aggregate di ciascun modello. </text:span><text:span text:style-name="T33">Le statistiche tengono conto del documento più rilevante ritornato per ciascuna query, in questo modo sono indipendenti dal numero di documenti recuperati per ciascuna query.</text:span></text:p>
      <text:p text:style-name="P66"><text:span text:style-name="T2"/></text:p>
      <text:p text:style-name="P66"><text:span text:style-name="T2"/></text:p>
      <text:p text:style-name="P66"><text:span text:style-name="T2"/></text:p>
      <text:p text:style-name="P66"><text:span text:style-name="T2"/></text:p>
      <text:p text:style-name="P67"><text:soft-page-break/>DB: InMemoryVectorStore, <text:span text:style-name="T34">chunking per pagine</text:span></text:p>
      <table:table table:name="Tabella1" table:style-name="Tabella1">
        <table:table-column table:style-name="Tabella1.A"/>
        <table:table-column table:style-name="Tabella1.B"/>
        <table:table-row>
          <table:table-cell table:style-name="Tabella1.A1" office:value-type="string">
            <text:p text:style-name="P68">MODELLO</text:p>
          </table:table-cell>
          <table:table-cell table:style-name="Tabella1.B1" office:value-type="string">
            <text:p text:style-name="P69">RILEVANZA <text:span text:style-name="T35">(</text:span><text:span text:style-name="T36">mean, variance</text:span><text:span text:style-name="T35">)</text:span></text:p>
          </table:table-cell>
        </table:table-row>
        <table:table-row>
          <table:table-cell table:style-name="Tabella1.A2" office:value-type="string">
            <text:p text:style-name="P69">Llama 3.2, 1B parametri</text:p>
          </table:table-cell>
          <table:table-cell table:style-name="Tabella1.B2" office:value-type="string">
            <text:p text:style-name="P70"><text:span text:style-name="T37">Raw = </text:span><text:span text:style-name="T38">0.44</text:span><text:span text:style-name="T39">4</text:span><text:span text:style-name="T38">, 0.00</text:span><text:span text:style-name="T39">2</text:span></text:p>
            <text:p text:style-name="P70"><text:span text:style-name="T37">Cleaned* = </text:span><text:span text:style-name="T38">0.</text:span><text:span text:style-name="T39">700</text:span><text:span text:style-name="T38">, 0.00</text:span><text:span text:style-name="T39">6</text:span></text:p>
          </table:table-cell>
        </table:table-row>
        <table:table-row>
          <table:table-cell table:style-name="Tabella1.A2" office:value-type="string">
            <text:p text:style-name="P69">Llama 3.2, 3B parametri</text:p>
          </table:table-cell>
          <table:table-cell table:style-name="Tabella1.B3" office:value-type="string">
            <text:p text:style-name="P70"><text:span text:style-name="T37">Raw = </text:span><text:span text:style-name="T38">0.30</text:span><text:span text:style-name="T39">1</text:span><text:span text:style-name="T38">, 0.001</text:span></text:p>
            <text:p text:style-name="P70"><text:span text:style-name="T37">Cleaned* = </text:span><text:span text:style-name="T38">0.651, 0.005</text:span></text:p>
          </table:table-cell>
        </table:table-row>
        <table:table-row>
          <table:table-cell table:style-name="Tabella1.A2" office:value-type="string">
            <text:p text:style-name="P69">Gemma 2, 2B parametri</text:p>
          </table:table-cell>
          <table:table-cell table:style-name="Tabella1.B4" office:value-type="string">
            <text:p text:style-name="P70"><text:span text:style-name="T37">Raw = </text:span><text:span text:style-name="T38">0.488, 0.012</text:span></text:p>
            <text:p text:style-name="P70"><text:span text:style-name="T37">Cleaned* = </text:span><text:span text:style-name="T38">0.850, 0.002</text:span></text:p>
          </table:table-cell>
        </table:table-row>
        <table:table-row>
          <table:table-cell table:style-name="Tabella1.A2" office:value-type="string">
            <text:p text:style-name="P69">MPNET base v2, 768-dim</text:p>
          </table:table-cell>
          <table:table-cell table:style-name="Tabella1.B5" office:value-type="string">
            <text:p text:style-name="P70"><text:span text:style-name="T37">Raw = </text:span><text:span text:style-name="T38">0.684, 0.010</text:span></text:p>
            <text:p text:style-name="P70"><text:span text:style-name="T37">Cleaned = </text:span><text:span text:style-name="T38">0.684, 0.010</text:span></text:p>
          </table:table-cell>
        </table:table-row>
        <table:table-row>
          <table:table-cell table:style-name="Tabella1.A2" office:value-type="string">
            <text:p text:style-name="P69">MiniLM-L6 v2, 384-dim</text:p>
          </table:table-cell>
          <table:table-cell table:style-name="Tabella1.B6" office:value-type="string">
            <text:p text:style-name="P70"><text:span text:style-name="T37">Raw = </text:span><text:span text:style-name="T38">0.630, 0.006</text:span></text:p>
            <text:p text:style-name="P70"><text:span text:style-name="T37">Cleaned = </text:span><text:span text:style-name="T38">0.628, 0.006</text:span></text:p>
          </table:table-cell>
        </table:table-row>
        <table:table-row>
          <table:table-cell table:style-name="Tabella1.A2" office:value-type="string">
            <text:p text:style-name="P71">MiniLM-L12 v2, 384-dim</text:p>
          </table:table-cell>
          <table:table-cell table:style-name="Tabella1.B7" office:value-type="string">
            <text:p text:style-name="P70"><text:span text:style-name="T37">Raw = </text:span><text:span text:style-name="T38">0.658, 0.009</text:span></text:p>
            <text:p text:style-name="P70"><text:span text:style-name="T37">Cleaned = </text:span><text:span text:style-name="T38">0.654, 0.010</text:span></text:p>
          </table:table-cell>
        </table:table-row>
      </table:table>
      <text:p text:style-name="P72">* i documenti restituiti sono <text:span text:style-name="T34">quasi </text:span>esclusivamente titoli e indici</text:p>
      <text:p text:style-name="P72"/>
      <text:p text:style-name="P72"><draw:frame draw:style-name="fr1" draw:name="Immagine2" text:anchor-type="char" svg:x="0.099cm" svg:y="0.247cm" svg:width="17cm" svg:height="12.044cm" draw:z-index="0"><draw:image xlink:href="Pictures/10000000000003E3000002C1BC92DA9B.png" xlink:type="simple" xlink:show="embed" xlink:actuate="onLoad" draw:mime-type="image/png"/></draw:frame></text:p>
      <text:p text:style-name="P72"/>
      <text:p text:style-name="P72"/>
      <text:p text:style-name="P72"/>
      <text:p text:style-name="P72"/>
      <text:p text:style-name="P72"><draw:frame draw:style-name="fr2" draw:name="Immagine3" text:anchor-type="char" svg:width="17cm" svg:height="13.047cm" draw:z-index="1"><draw:image xlink:href="Pictures/100000000000040000000312B855338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4"><text:soft-page-break/>Differenze assolute e percentuali di documenti estratti diversi tra raw e cleaned</text:p>
      <text:p text:style-name="P72"><draw:frame draw:style-name="fr2" draw:name="Immagine1" text:anchor-type="char" svg:width="17cm" svg:height="8.437cm" draw:z-index="2"><draw:image xlink:href="Pictures/100000010000033A0000019AFEB528AF.png" xlink:type="simple" xlink:show="embed" xlink:actuate="onLoad" draw:mime-type="image/png"/></draw:frame><draw:frame draw:style-name="fr1" draw:name="Immagine4" text:anchor-type="char" svg:x="0cm" svg:y="9.001cm" svg:width="17cm" svg:height="8.437cm" draw:z-index="3"><draw:image xlink:href="Pictures/100000010000033A0000019AE3C44E94.png" xlink:type="simple" xlink:show="embed" xlink:actuate="onLoad" draw:mime-type="image/png"/></draw:frame><text:s text:c="5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Percentuale di allineamento dei documenti estratti tra un modello e l’altro, raw e cleaned</text:p>
      <text:p text:style-name="P72"><draw:frame draw:style-name="fr2" draw:name="Immagine5" text:anchor-type="char" svg:width="17cm" svg:height="11.354cm" draw:z-index="4"><draw:image xlink:href="Pictures/100000010000041E000002C0111DF062.png" xlink:type="simple" xlink:show="embed" xlink:actuate="onLoad" draw:mime-type="image/png"/></draw:frame><text:s text:c="2"/></text:p>
      <text:p text:style-name="P72"><draw:frame draw:style-name="fr2" draw:name="Immagine6" text:anchor-type="char" svg:width="17cm" svg:height="11.354cm" draw:z-index="5"><draw:image xlink:href="Pictures/100000010000041E000002C0D85260B2.png" xlink:type="simple" xlink:show="embed" xlink:actuate="onLoad" draw:mime-type="image/png"/></draw:frame><text:s/></text:p>
      <text:p text:style-name="P72"/>
      <text:p text:style-name="P72"><text:soft-page-break/></text:p>
      <text:p text:style-name="P72"/>
      <text:p text:style-name="P75">Chunking a dimensione fissa di token</text:p>
      <text:p text:style-name="P76"/>
      <text:p text:style-name="P77">Si riporta il <text:span text:style-name="T40">numero di chunk</text:span> al variare del metodo e del numero di token.</text:p>
      <text:p text:style-name="P77"/>
      <text:list text:style-name="L15">
        <text:list-item>
          <text:p text:style-name="P78">Chunking per pagine: 1148</text:p>
          <text:p text:style-name="P79"><text:span text:style-name="T41"/></text:p>
        </text:list-item>
        <text:list-item>
          <text:p text:style-name="P78">384 token, 0 padding: <text:span text:style-name="T42">605</text:span></text:p>
        </text:list-item>
        <text:list-item>
          <text:p text:style-name="P78">384 token, 20 padding: <text:span text:style-name="T42">639</text:span></text:p>
        </text:list-item>
        <text:list-item>
          <text:p text:style-name="P78">384 token, 50 padding: <text:span text:style-name="T42">694</text:span></text:p>
        </text:list-item>
        <text:list-item>
          <text:p text:style-name="P80"><text:span text:style-name="T43">384 token, 100 padding: </text:span><text:span text:style-name="T44">813</text:span></text:p>
          <text:p text:style-name="P80"><text:span text:style-name="T45"/></text:p>
        </text:list-item>
        <text:list-item>
          <text:p text:style-name="P81">256 token, 0 padding: <text:span text:style-name="T42">904</text:span></text:p>
        </text:list-item>
        <text:list-item>
          <text:p text:style-name="P82"><text:span text:style-name="T45">256 token, 20 padding: </text:span><text:span text:style-name="T44">980</text:span></text:p>
        </text:list-item>
        <text:list-item>
          <text:p text:style-name="P83"><text:span text:style-name="T45">256 token, </text:span><text:span text:style-name="T46">5</text:span><text:span text:style-name="T45">0 padding: </text:span><text:span text:style-name="T44">1121</text:span></text:p>
        </text:list-item>
        <text:list-item>
          <text:p text:style-name="P83"><text:span text:style-name="T45">256 token, </text:span><text:span text:style-name="T46">10</text:span><text:span text:style-name="T45">0 padding: </text:span><text:span text:style-name="T44">1473</text:span></text:p>
        </text:list-item>
      </text:list>
      <text:p text:style-name="P77"/>
      <text:p text:style-name="P77"/>
      <text:p text:style-name="P84"/>
      <text:p text:style-name="P85">Embedding corrispondenti:</text:p>
      <text:p text:style-name="P86"/>
      <text:p text:style-name="P87">Viene riportata la media e la varianza calcolate sulle solite 10 query</text:p>
      <table:table table:name="Tabella2" table:style-name="Tabella2">
        <table:table-column table:style-name="Tabella2.A"/>
        <table:table-column table:style-name="Tabella2.B"/>
        <table:table-column table:style-name="Tabella2.C"/>
        <table:table-column table:style-name="Tabella2.D"/>
        <table:table-column table:style-name="Tabella2.C"/>
        <table:table-column table:style-name="Tabella2.F"/>
        <table:table-column table:style-name="Tabella2.G"/>
        <table:table-column table:style-name="Tabella2.D"/>
        <table:table-column table:style-name="Tabella2.G"/>
        <table:table-column table:style-name="Tabella2.J"/>
        <table:table-row>
          <table:table-cell table:style-name="Tabella2.A1" office:value-type="string">
            <text:p text:style-name="P88">Modello</text:p>
          </table:table-cell>
          <table:table-cell table:style-name="Tabella2.A1" office:value-type="string">
            <text:p text:style-name="P88">Page chunking</text:p>
          </table:table-cell>
          <table:table-cell table:style-name="Tabella2.A1" office:value-type="string">
            <text:p text:style-name="P88">384, 0</text:p>
          </table:table-cell>
          <table:table-cell table:style-name="Tabella2.A1" office:value-type="string">
            <text:p text:style-name="P88">384, 20</text:p>
          </table:table-cell>
          <table:table-cell table:style-name="Tabella2.A1" office:value-type="string">
            <text:p text:style-name="P88">384, 50</text:p>
          </table:table-cell>
          <table:table-cell table:style-name="Tabella2.A1" office:value-type="string">
            <text:p text:style-name="P88">384, 100</text:p>
          </table:table-cell>
          <table:table-cell table:style-name="Tabella2.A1" office:value-type="string">
            <text:p text:style-name="P88">256, 0</text:p>
          </table:table-cell>
          <table:table-cell table:style-name="Tabella2.A1" office:value-type="string">
            <text:p text:style-name="P88">256, 20</text:p>
          </table:table-cell>
          <table:table-cell table:style-name="Tabella2.A1" office:value-type="string">
            <text:p text:style-name="P88">256, 50</text:p>
          </table:table-cell>
          <table:table-cell table:style-name="Tabella2.J1" office:value-type="string">
            <text:p text:style-name="P88">256, 100</text:p>
          </table:table-cell>
        </table:table-row>
        <table:table-row>
          <table:table-cell table:style-name="Tabella2.A2" office:value-type="string">
            <text:p text:style-name="P88">MPNET-base-v2</text:p>
          </table:table-cell>
          <table:table-cell table:style-name="Tabella2.B2" office:value-type="string">
            <text:p text:style-name="P89">0.68<text:span text:style-name="T47">3</text:span>, 0.010</text:p>
          </table:table-cell>
          <table:table-cell table:style-name="Tabella2.A2" office:value-type="string">
            <text:p text:style-name="P90">0.652, 0.011</text:p>
          </table:table-cell>
          <table:table-cell table:style-name="Tabella2.D2" office:value-type="string">
            <text:p text:style-name="P90">0.676, 0.012</text:p>
          </table:table-cell>
          <table:table-cell table:style-name="Tabella2.A2" office:value-type="string">
            <text:p text:style-name="P90">0.646, 0.008</text:p>
          </table:table-cell>
          <table:table-cell table:style-name="Tabella2.A2" office:value-type="string">
            <text:p text:style-name="P90">0.661, 0.008</text:p>
          </table:table-cell>
          <table:table-cell table:style-name="Tabella2.A2" office:value-type="string">
            <text:p text:style-name="P90">0.659, 0.008</text:p>
          </table:table-cell>
          <table:table-cell table:style-name="Tabella2.A2" office:value-type="string">
            <text:p text:style-name="P90">0.660, 0.007</text:p>
          </table:table-cell>
          <table:table-cell table:style-name="Tabella2.A2" office:value-type="string">
            <text:p text:style-name="P90">0.658, 0.008</text:p>
          </table:table-cell>
          <table:table-cell table:style-name="Tabella2.J2" office:value-type="string">
            <text:p text:style-name="P90">0.671, 0.008</text:p>
          </table:table-cell>
        </table:table-row>
        <table:table-row table:style-name="Tabella2.3">
          <table:table-cell table:style-name="Tabella2.A2" office:value-type="string">
            <text:p text:style-name="P88">MiniLM-L6</text:p>
          </table:table-cell>
          <table:table-cell table:style-name="Tabella2.B3" office:value-type="string">
            <text:p text:style-name="P89">0.628, 0.006</text:p>
          </table:table-cell>
          <table:table-cell table:style-name="Tabella2.A2" office:value-type="string">
            <text:p text:style-name="P90">0.591, 0.007</text:p>
          </table:table-cell>
          <table:table-cell table:style-name="Tabella2.A2" office:value-type="string">
            <text:p text:style-name="P90">0.586, 0.008</text:p>
          </table:table-cell>
          <table:table-cell table:style-name="Tabella2.A2" office:value-type="string">
            <text:p text:style-name="P90">0.586, 0.008</text:p>
          </table:table-cell>
          <table:table-cell table:style-name="Tabella2.A2" office:value-type="string">
            <text:p text:style-name="P90">0.597, 0.009</text:p>
          </table:table-cell>
          <table:table-cell table:style-name="Tabella2.A2" office:value-type="string">
            <text:p text:style-name="P90">0.609, 0.008</text:p>
          </table:table-cell>
          <table:table-cell table:style-name="Tabella2.A2" office:value-type="string">
            <text:p text:style-name="P90">0.603, 0.007</text:p>
          </table:table-cell>
          <table:table-cell table:style-name="Tabella2.A2" office:value-type="string">
            <text:p text:style-name="P90">0.602, 0.008</text:p>
          </table:table-cell>
          <table:table-cell table:style-name="Tabella2.J3" office:value-type="string">
            <text:p text:style-name="P90">0.620, 0.006</text:p>
          </table:table-cell>
        </table:table-row>
        <table:table-row table:style-name="Tabella2.3">
          <table:table-cell table:style-name="Tabella2.A2" office:value-type="string">
            <text:p text:style-name="P88">MiniLM-L12</text:p>
          </table:table-cell>
          <table:table-cell table:style-name="Tabella2.B3" office:value-type="string">
            <text:p text:style-name="P89">0.654, 0.010</text:p>
          </table:table-cell>
          <table:table-cell table:style-name="Tabella2.A2" office:value-type="string">
            <text:p text:style-name="P91">0.619, 0.010</text:p>
          </table:table-cell>
          <table:table-cell table:style-name="Tabella2.A2" office:value-type="string">
            <text:p text:style-name="P91">0.624, 0.006</text:p>
          </table:table-cell>
          <table:table-cell table:style-name="Tabella2.A2" office:value-type="string">
            <text:p text:style-name="P91">0.614, 0.008</text:p>
          </table:table-cell>
          <table:table-cell table:style-name="Tabella2.A2" office:value-type="string">
            <text:p text:style-name="P91">0.624, 0.007</text:p>
          </table:table-cell>
          <table:table-cell table:style-name="Tabella2.A2" office:value-type="string">
            <text:p text:style-name="P92">0.614, 0.009</text:p>
          </table:table-cell>
          <table:table-cell table:style-name="Tabella2.A2" office:value-type="string">
            <text:p text:style-name="P91">0.633, 0.012</text:p>
          </table:table-cell>
          <table:table-cell table:style-name="Tabella2.A2" office:value-type="string">
            <text:p text:style-name="P93">0.616, 0.009</text:p>
          </table:table-cell>
          <table:table-cell table:style-name="Tabella2.J4" office:value-type="string">
            <text:p text:style-name="P93">0.640, 0.009</text:p>
          </table:table-cell>
        </table:table-row>
      </table:table>
      <text:list text:style-name="L16">
        <text:list-header>
          <text:p text:style-name="P94"/>
        </text:list-header>
      </text:list>
      <text:p text:style-name="P95"><text:soft-page-break/>Chunking semantico</text:p>
      <text:p text:style-name="P95"/>
      <text:list text:style-name="L17">
        <text:list-item>
          <text:p text:style-name="P96">Percentile: 234, 234, 234</text:p>
        </text:list-item>
        <text:list-item>
          <text:p text:style-name="P96">Standard deviation: 73, 75, 82</text:p>
        </text:list-item>
        <text:list-item>
          <text:p text:style-name="P96">Interquartile: 269, 253, 235</text:p>
        </text:list-item>
        <text:list-item>
          <text:p text:style-name="P96">Gradient: 234, 234, 234</text:p>
        </text:list-item>
      </text:list>
      <text:p text:style-name="P97"/>
      <table:table table:name="Tabella7" table:style-name="Tabella7">
        <table:table-column table:style-name="Tabella7.A" table:number-columns-repeated="5"/>
        <table:table-row>
          <table:table-cell table:style-name="Tabella7.A1" office:value-type="string">
            <text:p text:style-name="P98">Modello</text:p>
          </table:table-cell>
          <table:table-cell table:style-name="Tabella7.A1" office:value-type="string">
            <text:p text:style-name="P98">Percentile</text:p>
          </table:table-cell>
          <table:table-cell table:style-name="Tabella7.A1" office:value-type="string">
            <text:p text:style-name="P98">Std. Dev.</text:p>
          </table:table-cell>
          <table:table-cell table:style-name="Tabella7.A1" office:value-type="string">
            <text:p text:style-name="P98">Interquartile</text:p>
          </table:table-cell>
          <table:table-cell table:style-name="Tabella7.E1" office:value-type="string">
            <text:p text:style-name="P98">Gradient</text:p>
          </table:table-cell>
        </table:table-row>
        <table:table-row>
          <table:table-cell table:style-name="Tabella7.A2" office:value-type="string">
            <text:p text:style-name="P99">MPNET base</text:p>
          </table:table-cell>
          <table:table-cell table:style-name="Tabella7.A2" office:value-type="string">
            <text:p text:style-name="P100">0.614, 0.017</text:p>
          </table:table-cell>
          <table:table-cell table:style-name="Tabella7.A2" office:value-type="string">
            <text:p text:style-name="P100">0.562, 0.011</text:p>
          </table:table-cell>
          <table:table-cell table:style-name="Tabella7.D2" office:value-type="string">
            <text:p text:style-name="P100">0.634, 0.010</text:p>
          </table:table-cell>
          <table:table-cell table:style-name="Tabella7.E2" office:value-type="string">
            <text:p text:style-name="P100">0.599, 0.014</text:p>
          </table:table-cell>
        </table:table-row>
        <table:table-row>
          <table:table-cell table:style-name="Tabella7.A2" office:value-type="string">
            <text:p text:style-name="P99">MiniLM L6</text:p>
          </table:table-cell>
          <table:table-cell table:style-name="Tabella7.A2" office:value-type="string">
            <text:p text:style-name="P100">0.552, 0.011</text:p>
          </table:table-cell>
          <table:table-cell table:style-name="Tabella7.A2" office:value-type="string">
            <text:p text:style-name="P100">0.518, 0.012</text:p>
          </table:table-cell>
          <table:table-cell table:style-name="Tabella7.D2" office:value-type="string">
            <text:p text:style-name="P100">0.567, 0.008</text:p>
          </table:table-cell>
          <table:table-cell table:style-name="Tabella7.E2" office:value-type="string">
            <text:p text:style-name="P100">0.563, 0.007</text:p>
          </table:table-cell>
        </table:table-row>
        <table:table-row>
          <table:table-cell table:style-name="Tabella7.A2" office:value-type="string">
            <text:p text:style-name="P99">MiniLM L12</text:p>
          </table:table-cell>
          <table:table-cell table:style-name="Tabella7.D2" office:value-type="string">
            <text:p text:style-name="P100">0.577, 0.008</text:p>
          </table:table-cell>
          <table:table-cell table:style-name="Tabella7.A2" office:value-type="string">
            <text:p text:style-name="P100">0.509, 0.010</text:p>
          </table:table-cell>
          <table:table-cell table:style-name="Tabella7.D4" office:value-type="string">
            <text:p text:style-name="P100">0.575, 0.008</text:p>
          </table:table-cell>
          <table:table-cell table:style-name="Tabella7.E2" office:value-type="string">
            <text:p text:style-name="P100">0.557, 0.005</text:p>
          </table:table-cell>
        </table:table-row>
      </table:table>
      <text:p text:style-name="P101"/>
      <text:p text:style-name="P101"/>
      <text:p text:style-name="P102">Riassunto</text:p>
      <text:p text:style-name="P103"/>
      <text:p text:style-name="P104">Migliori risultati:</text:p>
      <text:p text:style-name="P104"/>
      <table:table table:name="Tabella3" table:style-name="Tabella3">
        <table:table-column table:style-name="Tabella3.A" table:number-columns-repeated="3"/>
        <table:table-column table:style-name="Tabella3.D"/>
        <table:table-row>
          <table:table-cell table:style-name="Tabella3.A1" office:value-type="string">
            <text:p text:style-name="P105">Modello</text:p>
          </table:table-cell>
          <table:table-cell table:style-name="Tabella3.A1" office:value-type="string">
            <text:p text:style-name="P105">Page chunking</text:p>
          </table:table-cell>
          <table:table-cell table:style-name="Tabella3.A1" office:value-type="string">
            <text:p text:style-name="P105">Dimensione fissa</text:p>
          </table:table-cell>
          <table:table-cell table:style-name="Tabella3.D1" office:value-type="string">
            <text:p text:style-name="P105">Semantico</text:p>
          </table:table-cell>
        </table:table-row>
        <table:table-row>
          <table:table-cell table:style-name="Tabella3.A2" office:value-type="string">
            <text:p text:style-name="P99">MPNET base</text:p>
          </table:table-cell>
          <table:table-cell table:style-name="Tabella3.A2" office:value-type="string">
            <text:p text:style-name="P106">0.68<text:span text:style-name="T47">3</text:span>, 0.010</text:p>
          </table:table-cell>
          <table:table-cell table:style-name="Tabella3.A2" office:value-type="string">
            <text:p text:style-name="P107">0.676, 0.012</text:p>
            <text:p text:style-name="P108">(384, 20)</text:p>
          </table:table-cell>
          <table:table-cell table:style-name="Tabella3.D2" office:value-type="string">
            <text:p text:style-name="P106">0.634, 0.010</text:p>
            <text:p text:style-name="P108">(interquartile)</text:p>
          </table:table-cell>
        </table:table-row>
        <table:table-row>
          <table:table-cell table:style-name="Tabella3.A2" office:value-type="string">
            <text:p text:style-name="P99">MiniLM L6</text:p>
          </table:table-cell>
          <table:table-cell table:style-name="Tabella3.A2" office:value-type="string">
            <text:p text:style-name="P106">0.628, 0.006</text:p>
          </table:table-cell>
          <table:table-cell table:style-name="Tabella3.A2" office:value-type="string">
            <text:p text:style-name="P106">0.620, 0.006</text:p>
            <text:p text:style-name="P108">(256, 100)</text:p>
          </table:table-cell>
          <table:table-cell table:style-name="Tabella3.D2" office:value-type="string">
            <text:p text:style-name="P106">0.567, 0.008</text:p>
            <text:p text:style-name="P108">(interquartile)</text:p>
          </table:table-cell>
        </table:table-row>
        <table:table-row>
          <table:table-cell table:style-name="Tabella3.A2" office:value-type="string">
            <text:p text:style-name="P99">MiniLM L12</text:p>
          </table:table-cell>
          <table:table-cell table:style-name="Tabella3.A2" office:value-type="string">
            <text:p text:style-name="P106">0.654, 0.010</text:p>
          </table:table-cell>
          <table:table-cell table:style-name="Tabella3.A2" office:value-type="string">
            <text:p text:style-name="P109">0.640, 0.009</text:p>
            <text:p text:style-name="P108">(256, 100)</text:p>
          </table:table-cell>
          <table:table-cell table:style-name="Tabella3.D2" office:value-type="string">
            <text:p text:style-name="P107">0.577, 0.008</text:p>
            <text:p text:style-name="P108">(percentile)</text:p>
          </table:table-cell>
        </table:table-row>
      </table:table>
      <text:p text:style-name="P103"/>
      <text:p text:style-name="P110"/>
      <text:p text:style-name="P110"/>
      <text:p text:style-name="P110"/>
      <text:p text:style-name="P110"/>
      <text:p text:style-name="P110"/>
      <text:p text:style-name="P110"/>
      <text:p text:style-name="P110"/>
      <text:p text:style-name="P111"><text:soft-page-break/>Creazione dataset</text:p>
      <text:p text:style-name="P111"/>
      <text:p text:style-name="P112">Viene estratto un chunk a caso e un modello lo legge e produce una domanda e una risposta, che viene assunta come ground truth.</text:p>
      <text:p text:style-name="P112"/>
      <text:p text:style-name="P112">Modello: Mixtral 8x7B (46.7B parametri)</text:p>
      <text:p text:style-name="P112">Chunk size: 2000 tk</text:p>
      <text:p text:style-name="P112">Struttura dataset: (question, ground_truth, context)</text:p>
      <text:p text:style-name="P112"/>
      <text:p text:style-name="P112">Domande (28):</text:p>
      <text:p text:style-name="P113">Q: What is the most used intraoral scanner brand? </text:p>
      <text:p text:style-name="P113">A: 3Shape is the most used intraoral scanner brand. </text:p>
      <text:p text:style-name="P114"><text:span text:style-name="T48"/></text:p>
      <text:p text:style-name="P113">Q: Which brand is a future competitor to Sirona in CAD-CAM equipment? </text:p>
      <text:p text:style-name="P113">A: Imes-Icore </text:p>
      <text:p text:style-name="P114"><text:span text:style-name="T48"/></text:p>
      <text:p text:style-name="P113">Q: Which brand has the highest ratio between the total digital awareness and the unaided awareness? </text:p>
      <text:p text:style-name="P113">A: Dentsply Sirona </text:p>
      <text:p text:style-name="P114"><text:span text:style-name="T48"/></text:p>
      <text:p text:style-name="P113">Q: What percentage of indirect restorations are produced with digital workflow in Spain? </text:p>
      <text:p text:style-name="P113">A: 37.2% </text:p>
      <text:p text:style-name="P114"><text:span text:style-name="T48"/></text:p>
      <text:p text:style-name="P113">Q: What is the mean satisfaction score for all CAD-CAM brands in dental labs? </text:p>
      <text:p text:style-name="P113">A: The mean satisfaction score for all CAD-CAM brands in dental labs is 8,1. </text:p>
      <text:p text:style-name="P114"><text:span text:style-name="T48"/></text:p>
      <text:p text:style-name="P113">Q: What is the net promoter score in Italy in 2018? </text:p>
      <text:p text:style-name="P113">A: The net promoter score in 2018 is 31% for dental clinics and 38% for dental laboratories. </text:p>
      <text:p text:style-name="P114"><text:span text:style-name="T48"/></text:p>
      <text:p text:style-name="P113">Q: How often do Spanish dental labs get approached by doctors about their recommendation on intra-oral scanners? </text:p>
      <text:p text:style-name="P113">A: 30% of Spanish dental labs are approached at least monthly by doctors about their recommendation on intra-oral scanners. </text:p>
      <text:p text:style-name="P114"><text:span text:style-name="T48"/></text:p>
      <text:p text:style-name="P113">Q: What is the main reason why dental professionals are not willing to purchase an intra-oral scanner within 2 years? </text:p>
      <text:p text:style-name="P114"><text:soft-page-break/><text:span text:style-name="T48">A: The main reason why dental professionals are not willing to purchase an intra-oral scanner within 2 years is the price, followed by the lack of need and the preference for the traditional method. </text:span></text:p>
      <text:p text:style-name="P114"><text:span text:style-name="T48"/></text:p>
      <text:p text:style-name="P113">Q: Which brand of 3D printing unit is the leader by a wide margin in Spain? </text:p>
      <text:p text:style-name="P113">A: Formlabs </text:p>
      <text:p text:style-name="P114"><text:span text:style-name="T48"/></text:p>
      <text:p text:style-name="P113">Q: What is the most recommended ios brand in dental labs in Europe? </text:p>
      <text:p text:style-name="P113">A: 3shape </text:p>
      <text:p text:style-name="P114"><text:span text:style-name="T48"/></text:p>
      <text:p text:style-name="P113">Q: Which brand has the highest ratio between spontaneous and total notoriety in the digital equipment segment in Spain? </text:p>
      <text:p text:style-name="P113">A: Dentsply Sirona </text:p>
      <text:p text:style-name="P114"><text:span text:style-name="T48"/></text:p>
      <text:p text:style-name="P113">Q: How many restorations are there in total produced by digital flow prosthesis providers? </text:p>
      <text:p text:style-name="P113">A: 47,7% of restorations are produced by digital flow prosthesis providers: crowns, bridges, inlays and veneers, while 52,3% are traditional prosthesis. </text:p>
      <text:p text:style-name="P114"><text:span text:style-name="T48"/></text:p>
      <text:p text:style-name="P113">Q: What is the lowest weight on overall satisfaction for 3Shape? A: The lowest weight on overall satisfaction for 3Shape is the cost areas. </text:p>
      <text:p text:style-name="P114"><text:span text:style-name="T48"/></text:p>
      <text:p text:style-name="P113">Q: What percentage of cad-cam users have a chairside in Brazil? </text:p>
      <text:p text:style-name="P113">A: Less than 2% </text:p>
      <text:p text:style-name="P114"><text:span text:style-name="T48"/></text:p>
      <text:p text:style-name="P113">Q: What is the brand and year of purchase of the most common in-house CAD/CAM milling unit? </text:p>
      <text:p text:style-name="P113">A: The brand of the most common in-house CAD/CAM milling unit is Dentsply Sirona and the average year of purchase is 2016. </text:p>
      <text:p text:style-name="P114"><text:span text:style-name="T48"/></text:p>
      <text:p text:style-name="P113">Q: What is the country with the highest percentage of weight of optical impressions out of the total impressions taken in a practice? </text:p>
      <text:p text:style-name="P113">A: France </text:p>
      <text:p text:style-name="P114"><text:span text:style-name="T48"/></text:p>
      <text:p text:style-name="P113">Q: Which country shows the most issues related to biases and stereotypes? </text:p>
      <text:p text:style-name="P113">A: France </text:p>
      <text:p text:style-name="P114"><text:span text:style-name="T48"/></text:p>
      <text:p text:style-name="P114"><text:soft-page-break/><text:span text:style-name="T48">Q: What percentage of laboratories with three or more technicians plan to start providing fixed prosthetics using digital technologies within the next year? </text:span></text:p>
      <text:p text:style-name="P113">A: 68% </text:p>
      <text:p text:style-name="P114"><text:span text:style-name="T48"/></text:p>
      <text:p text:style-name="P113">Q: What is the penetration of dental scanners in the sample of european dental laboratories? </text:p>
      <text:p text:style-name="P113">A: The penetration of dental scanners in the sample of dental laboratories is 84%. </text:p>
      <text:p text:style-name="P114"><text:span text:style-name="T48"/></text:p>
      <text:p text:style-name="P113">Q: What percentage of spanish laboratories that do not currently provide dental restorations digitally plan to start providing fixed prosthesis elements produced with digital technologies in the next year? </text:p>
      <text:p text:style-name="P113">A: 20-30% </text:p>
      <text:p text:style-name="P114"><text:span text:style-name="T48"/></text:p>
      <text:p text:style-name="P113">Q: What is the main reason for digital equipment users in Germany to use their in-lab milling scanner and base? </text:p>
      <text:p text:style-name="P113">A: The main reasons for digital equipment users in Germany to use their in-lab milling scanner and base are that it makes daily practice easier and improves the quality of the restorations. </text:p>
      <text:p text:style-name="P114"><text:span text:style-name="T48"/></text:p>
      <text:p text:style-name="P113">Q: What percentage of production is made by partner laboratories for dentists in Italy? </text:p>
      <text:p text:style-name="P113">A: 18.5% </text:p>
      <text:p text:style-name="P114"><text:span text:style-name="T48"/></text:p>
      <text:p text:style-name="P113">Q: What is the penetration of dental scanners in the sample of dental laboratories? </text:p>
      <text:p text:style-name="P113">A: The penetration of dental scanners in the sample of dental laboratories is 84%. </text:p>
      <text:p text:style-name="P114"><text:span text:style-name="T48"/></text:p>
      <text:p text:style-name="P113">Q: What percentage of european partner lab users also send their models or scan files to a manufacturer/milling center? </text:p>
      <text:p text:style-name="P113">A: 10-15% </text:p>
      <text:p text:style-name="P114"><text:span text:style-name="T48"/></text:p>
      <text:p text:style-name="P113">Q: What percentage of elements are made with optical impressions in Italy? </text:p>
      <text:p text:style-name="P113">A: 16% </text:p>
      <text:p text:style-name="P114"><text:span text:style-name="T48"/></text:p>
      <text:p text:style-name="P113">Q: How does the brand Bego rate in terms of reputation? </text:p>
      <text:p text:style-name="P113">A: The brand Bego scores higher than average in trustworthiness but falls down below the average in affordability. </text:p>
      <text:p text:style-name="P114"><text:span text:style-name="T48"/></text:p>
      <text:p text:style-name="P114"><text:soft-page-break/><text:span text:style-name="T48">Q: How many composite elements for fixed prosthesis do laboratories produce on average in a week? </text:span></text:p>
      <text:p text:style-name="P113">A: Laboratories produces 7.9 composite elements for fixed prosthesis on average in a week. </text:p>
      <text:p text:style-name="P114"><text:span text:style-name="T48"/></text:p>
      <text:p text:style-name="P113">Q: What percentage of elements made with optical impressions are made in-house in Italy? </text:p>
      <text:p text:style-name="P115"><text:span text:style-name="T49">A: The context does not provide an explicit answer to this question. </text:span><text:span text:style-name="T50"><text:line-break/><text:line-break/></text:span><text:line-break/></text:p>
      <text:p text:style-name="P111"/>
      <text:p text:style-name="P111">Generazione</text:p>
      <text:p text:style-name="P111"/>
      <text:p text:style-name="P116">Modello usato: <text:span text:style-name="T40">Zephyr da 7B parametri</text:span>, di HuggingFace. È una versione fine-tunata di Mi<text:span text:style-name="T51">x</text:span>tral.</text:p>
      <text:p text:style-name="P116"/>
      <text:p text:style-name="P117">Al dataset di cui sopra viene aggiunta la colonna “answer”, con la risposta generata dal modello.</text:p>
      <text:p text:style-name="P117"/>
      <text:p text:style-name="P117">Viene creato un dataset finale per ciascuna configurazione modello di embedding / tipo di chunking.</text:p>
      <text:p text:style-name="P117"/>
      <text:p text:style-name="P117">Esempio:</text:p>
      <text:p text:style-name="P117"/>
      <text:p text:style-name="P118"><text:span text:style-name="T52">Q:</text:span><text:span text:style-name="T53"> </text:span><text:span text:style-name="T54">"What is the most used intraoral scanner brand?</text:span></text:p>
      <text:p text:style-name="P119"><text:span text:style-name="T40">GT:</text:span> "3Shape is the most used intraoral scanner brand."</text:p>
      <text:p text:style-name="P120"><text:span text:style-name="T40">A:</text:span> "Based on the information provided, it seems that 3Shape is the most used intraoral scanner brand, as it is quoted more than average by larger-sized labs, labs equipped with a milling unit or 3D printer, and labs with a full digital workflow. Additionally, it has the highest relationship between the brand from which scans are received and the recommendation, and is recommended more often than other brands, regardless of the brand of the scanner received. However, Dentsply Sirona has the highest overall penetration, particularly in Germany, where its historical penetration is more influential in its current performance.</text:p>
      <text:p text:style-name="P120"><text:soft-page-break/>Therefore, it is unclear whether 3Shape or Dentsply Sirona is the most widely used brand in the market as a whole."</text:p>
      <text:p text:style-name="P121"/>
      <text:p text:style-name="P110"/>
      <text:p text:style-name="P110">RAGAS</text:p>
      <text:p text:style-name="P122"/>
      <text:p text:style-name="P123">Framework di valutazione dei sistemi RAG (RAG Assessment).</text:p>
      <text:p text:style-name="P123"/>
      <text:p text:style-name="P123">Ogni unità di valutazione deve avere i seguenti campi: domanda, risposta generata, ground truth e contesto.</text:p>
      <text:p text:style-name="P123"/>
      <text:p text:style-name="P123">RAGAS valuta quattro metriche, nel range [0, 1]:</text:p>
      <text:list text:style-name="L18">
        <text:list-item>
          <text:p text:style-name="P124">Context precision: proporzione di chunk rilevanti rispetto a tutti quelli del contesto. Calcolata come la media della precisione di ciascun chunk diviso il <text:span text:style-name="T55">numero di chunk, dove la precisione è la frazione di true positive </text:span></text:p>
        </text:list-item>
        <text:list-item>
          <text:p text:style-name="P124">Faithfulness: <text:span text:style-name="T55">misura quanto fedele è la risposta rispetto al contesto, cioè quanto tutto cioè che è affermato nella risposta trova riscontro nel contesto.</text:span></text:p>
        </text:list-item>
        <text:list-item>
          <text:p text:style-name="P124">Answer relevanc<text:span text:style-name="T55">y</text:span>: <text:span text:style-name="T55">misura la pertinenza della risposta rispetto alla domanda, dando una stima della completezza e della ridondanza della risposta</text:span></text:p>
        </text:list-item>
        <text:list-item>
          <text:p text:style-name="P124">Context recall: <text:span text:style-name="T55">misura quanti documenti importanti sono stati recuperati </text:span><text:span text:style-name="T56">con successo e tenuti in considerazione, </text:span><text:span text:style-name="T57">rispetto alla ground truth</text:span><text:span text:style-name="T56">.</text:span></text:p>
        </text:list-item>
      </text:list>
      <text:p text:style-name="P125"/>
      <text:p text:style-name="P126">Modello LLM / embedding per RAGAS: Llama 3, 8B parametri</text:p>
      <text:p text:style-name="P126"/>
      <text:p text:style-name="P127">Configurazioni valutate:</text:p>
      <text:list text:style-name="L19">
        <text:list-item>
          <text:p text:style-name="P128">page chunking, MPNET base</text:p>
        </text:list-item>
        <text:list-item>
          <text:p text:style-name="P129">page chunking, MiniLM L6 <text:span text:style-name="T58">(da rivalutare)</text:span></text:p>
        </text:list-item>
        <text:list-item>
          <text:p text:style-name="P130">384_20, MPNET base</text:p>
        </text:list-item>
        <text:list-item>
          <text:p text:style-name="P131">256_100, MiniLM L<text:span text:style-name="T59">6</text:span></text:p>
        </text:list-item>
        <text:list-item>
          <text:p text:style-name="P132">256_100, MiniLM L<text:span text:style-name="T60">12 </text:span><text:span text:style-name="T58">(da rivalutare)</text:span></text:p>
        </text:list-item>
        <text:list-item>
          <text:p text:style-name="P133">Interquartile, MPNET base</text:p>
        </text:list-item>
        <text:list-item>
          <text:p text:style-name="P134"><text:soft-page-break/>Interquartile, M<text:span text:style-name="T61">iniLM L6 </text:span><text:span text:style-name="T58">(da rivalutare)</text:span></text:p>
        </text:list-item>
      </text:list>
      <text:p text:style-name="P135"/>
      <text:p text:style-name="P136">Media e varianza</text:p>
      <table:table table:name="Tabella4" table:style-name="Tabella4">
        <table:table-column table:style-name="Tabella4.A"/>
        <table:table-column table:style-name="Tabella4.B"/>
        <table:table-column table:style-name="Tabella4.C"/>
        <table:table-column table:style-name="Tabella4.D"/>
        <table:table-column table:style-name="Tabella4.E"/>
        <table:table-row>
          <table:table-cell table:style-name="Tabella4.A1" office:value-type="string">
            <text:p text:style-name="P137">Config</text:p>
          </table:table-cell>
          <table:table-cell table:style-name="Tabella4.A1" office:value-type="string">
            <text:p text:style-name="P137">Context precision</text:p>
          </table:table-cell>
          <table:table-cell table:style-name="Tabella4.A1" office:value-type="string">
            <text:p text:style-name="P137">Faithfulness</text:p>
          </table:table-cell>
          <table:table-cell table:style-name="Tabella4.A1" office:value-type="string">
            <text:p text:style-name="P137">Answer relevancy</text:p>
          </table:table-cell>
          <table:table-cell table:style-name="Tabella4.E1" office:value-type="string">
            <text:p text:style-name="P137">Context recall</text:p>
          </table:table-cell>
        </table:table-row>
        <table:table-row>
          <table:table-cell table:style-name="Tabella4.A2" office:value-type="string">
            <text:p text:style-name="P138">Page chunking, MPNET base</text:p>
          </table:table-cell>
          <table:table-cell table:style-name="Tabella4.A2" office:value-type="string">
            <text:p text:style-name="P139">0.768, 0.119</text:p>
          </table:table-cell>
          <table:table-cell table:style-name="Tabella4.A2" office:value-type="string">
            <text:p text:style-name="P139">0.597, 0.141</text:p>
          </table:table-cell>
          <table:table-cell table:style-name="Tabella4.A2" office:value-type="string">
            <text:p text:style-name="P139">0.321, 0.026</text:p>
          </table:table-cell>
          <table:table-cell table:style-name="Tabella4.E2" office:value-type="string">
            <text:p text:style-name="P139">0.732, 0.157</text:p>
          </table:table-cell>
        </table:table-row>
        <table:table-row>
          <table:table-cell table:style-name="Tabella4.A2" office:value-type="string">
            <text:p text:style-name="P138">384,20 MPNET base</text:p>
          </table:table-cell>
          <table:table-cell table:style-name="Tabella4.A2" office:value-type="string">
            <text:p text:style-name="P139">0.646, 0.153</text:p>
          </table:table-cell>
          <table:table-cell table:style-name="Tabella4.A2" office:value-type="string">
            <text:p text:style-name="P139">0.577, 0.079</text:p>
          </table:table-cell>
          <table:table-cell table:style-name="Tabella4.A2" office:value-type="string">
            <text:p text:style-name="P139">0.275, 0.022</text:p>
          </table:table-cell>
          <table:table-cell table:style-name="Tabella4.E2" office:value-type="string">
            <text:p text:style-name="P139">0.605, 0.194</text:p>
          </table:table-cell>
        </table:table-row>
        <table:table-row>
          <table:table-cell table:style-name="Tabella4.A2" office:value-type="string">
            <text:p text:style-name="P138">256_100, MiniLM L6</text:p>
          </table:table-cell>
          <table:table-cell table:style-name="Tabella4.A2" office:value-type="string">
            <text:p text:style-name="P139">0.721, 0.132</text:p>
          </table:table-cell>
          <table:table-cell table:style-name="Tabella4.A2" office:value-type="string">
            <text:p text:style-name="P139">0.563, 0.102</text:p>
          </table:table-cell>
          <table:table-cell table:style-name="Tabella4.A2" office:value-type="string">
            <text:p text:style-name="P139">0.215, 0.027</text:p>
          </table:table-cell>
          <table:table-cell table:style-name="Tabella4.E2" office:value-type="string">
            <text:p text:style-name="P139">0.605, 0.161</text:p>
          </table:table-cell>
        </table:table-row>
        <table:table-row>
          <table:table-cell table:style-name="Tabella4.A2" office:value-type="string">
            <text:p text:style-name="P140">Interquartile, MPNET base</text:p>
          </table:table-cell>
          <table:table-cell table:style-name="Tabella4.A2" office:value-type="string">
            <text:p text:style-name="P139">0.653, 0.153</text:p>
          </table:table-cell>
          <table:table-cell table:style-name="Tabella4.A2" office:value-type="string">
            <text:p text:style-name="P139">0.399, 0.118</text:p>
          </table:table-cell>
          <table:table-cell table:style-name="Tabella4.A2" office:value-type="string">
            <text:p text:style-name="P139">0.227, 0.020</text:p>
          </table:table-cell>
          <table:table-cell table:style-name="Tabella4.E2" office:value-type="string">
            <text:p text:style-name="P139">0.414, 0.224</text:p>
          </table:table-cell>
        </table:table-row>
      </table:table>
      <text:p text:style-name="P135"/>
      <text:p text:style-name="P141"/>
      <text:p text:style-name="P142">Esempio di query risposta</text:p>
      <text:p text:style-name="P142"/>
      <text:p text:style-name="P143"><text:span text:style-name="T62">Query: “</text:span><text:span text:style-name="T63">What is the penetration of dental scanners in the sample of european dental laboratories?</text:span><text:span text:style-name="T62">”</text:span></text:p>
      <text:p text:style-name="P143"><text:span text:style-name="T62">G</text:span><text:span text:style-name="T64">round truth: “</text:span><text:span text:style-name="T65">The penetration of dental scanners in the sample of dental laboratories is 84%.</text:span><text:span text:style-name="T64">”</text:span></text:p>
      <text:p text:style-name="P144"><text:span text:style-name="T62"/></text:p>
      <table:table table:name="Tabella5" table:style-name="Tabella5">
        <table:table-column table:style-name="Tabella5.A"/>
        <table:table-column table:style-name="Tabella5.B"/>
        <table:table-column table:style-name="Tabella5.C"/>
        <table:table-row>
          <table:table-cell table:style-name="Tabella5.A1" office:value-type="string">
            <text:p text:style-name="P145">Config</text:p>
          </table:table-cell>
          <table:table-cell table:style-name="Tabella5.A1" office:value-type="string">
            <text:p text:style-name="P145">Risposta generata</text:p>
          </table:table-cell>
          <table:table-cell table:style-name="Tabella5.C1" office:value-type="string">
            <text:p text:style-name="P146">Valutazioni (cp, f, ar, <text:span text:style-name="T66">c</text:span>r)</text:p>
          </table:table-cell>
        </table:table-row>
        <table:table-row>
          <table:table-cell table:style-name="Tabella5.A2" office:value-type="string">
            <text:p text:style-name="P147">Page chunking, MPNET base</text:p>
          </table:table-cell>
          <table:table-cell table:style-name="Tabella5.B2" office:value-type="string">
            <text:p text:style-name="P148"><text:span text:style-name="T67">The frequency of approaches to dentists regarding intraoral scanners is higher than the percentage of clients that mentioned a certain brand, which indicates that there is a higher interest in this technology than actual purchases. This suggests that some dentists may still be hesitant or uncertain about the benefits and cost-effectiveness of intraoral scanners, despite their growing popularity.</text:span><text:span text:style-name="T68"> </text:span><text:span text:style-name="T67">However, the percentage of clients mentioning specific brands is still relatively low, indicating that the market for intraoral scanners is still in its early stages of adoption. The percentage of clients mentioning a</text:span><text:span text:style-name="T68"> </text:span><text:span text:style-name="T67">brand ...</text:span></text:p>
          </table:table-cell>
          <table:table-cell table:style-name="Tabella5.C2" office:value-type="string">
            <text:p text:style-name="P149">0.917 </text:p>
            <text:p text:style-name="P149">0.200 </text:p>
            <text:p text:style-name="P149">0.260 </text:p>
            <text:p text:style-name="P149">1.000</text:p>
          </table:table-cell>
        </table:table-row>
        <table:table-row>
          <table:table-cell table:style-name="Tabella5.A3" office:value-type="string">
            <text:p text:style-name="P150"><text:span text:style-name="T69">P</text:span>age chunking, <text:soft-page-break/>MiniLM L6</text:p>
          </table:table-cell>
          <table:table-cell table:style-name="Tabella5.B3" office:value-type="string">
            <text:p text:style-name="P151">According to the provided context, the penetration of dental scanners is higher in European dental laboratories compared to European dental practices. In the sample of dental practices with digital technologies, <text:soft-page-break/>only 20% use intraoral scanners for 20% of their cases, while in the corresponding sample of laboratories, 84% use scanners for either sending outside scan files (55%) or for use with an in-lab milling center. This indicates a significant difference in the penetration of dental scanners between dental practices and laboratories in Europe.</text:p>
          </table:table-cell>
          <table:table-cell table:style-name="Tabella5.C3" office:value-type="string">
            <text:p text:style-name="P152"/>
          </table:table-cell>
        </table:table-row>
        <table:table-row>
          <table:table-cell table:style-name="Tabella5.A3" office:value-type="string">
            <text:p text:style-name="P147">Page chunking, MiniLM L12</text:p>
          </table:table-cell>
          <table:table-cell table:style-name="Tabella5.B4" office:value-type="string">
            <text:p text:style-name="P151"/>
            <text:p text:style-name="P151"><text:s text:c="4"/><text:span text:style-name="T70">You are an assistant for the new digital practices used for this hair used digital practices used for this new digital practices used for this new digital practices used for this new digital practices used for this new digital practices used for this new digital practices used for this new digital practices used for this new digital practices used for this...</text:span></text:p>
          </table:table-cell>
          <table:table-cell table:style-name="Tabella5.C4" office:value-type="string">
            <text:p text:style-name="P152"/>
          </table:table-cell>
        </table:table-row>
        <table:table-row>
          <table:table-cell table:style-name="Tabella5.A2" office:value-type="string">
            <text:p text:style-name="P153">384_20, MPNET base</text:p>
          </table:table-cell>
          <table:table-cell table:style-name="Tabella5.B5" office:value-type="string">
            <text:p text:style-name="P151">According to the provided context, the penetration of dental scanners in the sample of European dental laboratories is high, with 105 out of 137 laboratories equipped with a desktop scanner. Among these laboratories, 55% use scanners for sending outside scan files, and the penetration of scanners related to those laboratories providing digital restorations is 84%. The leading companies in this market are 3Shape, Medit, and Dental Wings, with 3Shape being the most quoted brand among laboratories with a higher number of dental technicians and Medit being more than average quoted in recently open laboratories. The penetration of milling units in the laboratory market is also high, with a lower percentage than that of scanners, and Sirona, 3Shape, and Dental Wings are the leading companies in this market as well ...</text:p>
          </table:table-cell>
          <table:table-cell table:style-name="Tabella5.C5" office:value-type="string">
            <text:p text:style-name="P149">1.000</text:p>
            <text:p text:style-name="P149">0.929</text:p>
            <text:p text:style-name="P149">0.347</text:p>
            <text:p text:style-name="P149">1.000</text:p>
          </table:table-cell>
        </table:table-row>
        <table:table-row>
          <table:table-cell table:style-name="Tabella5.A2" office:value-type="string">
            <text:p text:style-name="P150">256_100, MiniLM L<text:span text:style-name="T59">6</text:span></text:p>
          </table:table-cell>
          <table:table-cell table:style-name="Tabella5.B6" office:value-type="string">
            <text:p text:style-name="P151">According to the analysis presented in the retrieved context, the penetration of dental scanners in the sample of European dental laboratories is high, with 84% of the laboratories stating to use a scanner in their operations. This is significantly higher than the penetration rate among digital technology users in dental practices, which stands at 20%. The leading companies in this segment among laboratories are 3Shape, followed by Zirkonzahn and Amann Girrbach, while Sirona was the leading company among dental practices. The reasons for using dental scanners among dental laboratories differ from those cited by dental practices, with the quality of restorations and the range of procedures available being the most quoted reasons among laboratories, while ease of use and comfort were the most cited reasons among dental practices.</text:p>
          </table:table-cell>
          <table:table-cell table:style-name="Tabella5.C6" office:value-type="string">
            <text:p text:style-name="P149">1.000</text:p>
            <text:p text:style-name="P149">1.000</text:p>
            <text:p text:style-name="P149">0.307</text:p>
            <text:p text:style-name="P149">1.000</text:p>
          </table:table-cell>
        </table:table-row>
        <table:table-row>
          <table:table-cell table:style-name="Tabella5.A3" office:value-type="string">
            <text:p text:style-name="P150">256_100, MiniLM L<text:span text:style-name="T60">12</text:span></text:p>
          </table:table-cell>
          <table:table-cell table:style-name="Tabella5.B7" office:value-type="string">
            <text:p text:style-name="P151">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7" office:value-type="string">
            <text:p text:style-name="P152"/>
          </table:table-cell>
        </table:table-row>
        <table:table-row>
          <table:table-cell table:style-name="Tabella5.A2" office:value-type="string">
            <text:p text:style-name="P154">Interquartile, MPNET base</text:p>
          </table:table-cell>
          <table:table-cell table:style-name="Tabella5.B8" office:value-type="string">
            <text:p text:style-name="P151">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text:soft-page-break/>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8" office:value-type="string">
            <text:p text:style-name="P155">0.806</text:p>
            <text:p text:style-name="P155">0.889</text:p>
            <text:p text:style-name="P155">0.320</text:p>
            <text:p text:style-name="P155">1.000</text:p>
          </table:table-cell>
        </table:table-row>
        <table:table-row>
          <table:table-cell table:style-name="Tabella5.A3" office:value-type="string">
            <text:p text:style-name="P156"><text:span text:style-name="T71">I</text:span><text:span text:style-name="T72">nterquartile, MiniLM L6</text:span></text:p>
          </table:table-cell>
          <table:table-cell table:style-name="Tabella5.B9" office:value-type="string">
            <text:p text:style-name="P157">Based on the total awareness and relevance scores, 3Shape is identified as the brand with the highest ratio between total digital awareness and unaided awareness, followed by Dentsply Sirona and Carestream. However, in terms of total awareness, Dentsply Sirona and ZirkonZahn have higher scores than 3Shape. When considering the items related to brand positioning, Dentsply Sirona received the highest mean scores for overall reputation and innovation, while 3Shape and Carestream also performed well in this area. The bivariate correlation analysis revealed that reliability, trust, and reputation are the items with the highest correlation with the recommendation, and these factors are particularly important for overall brands. For specific companies, the strength points are located in the upper-right corner of the map, while the weak points are found in the lower-right corner. In terms of future competitors, the text mentions that Align Technologies, although at a lower total awareness level, shows higher relevance scores than average. However, it does not explicitly state whether Align Technologies is a future competitor to Sirona in CAD-CAM equipment.</text:p>
          </table:table-cell>
          <table:table-cell table:style-name="Tabella5.C9" office:value-type="string">
            <text:p text:style-name="P158"/>
          </table:table-cell>
        </table:table-row>
        <table:table-row>
          <table:table-cell table:style-name="Tabella5.A10" office:value-type="string">
            <text:p text:style-name="P159">Percentile, MiniLM L12</text:p>
          </table:table-cell>
          <table:table-cell table:style-name="Tabella5.B10" office:value-type="string">
            <text:p text:style-name="P157"><text:s text:c="4"/>According to the retrieved context, the penetration of dental scanners in the sample of European dental laboratories is high, with 98% of dental laboratories in Germany, 96% in France, Italy, and the UK, and 93% in Spain using dental scanners. The data suggest that dental laboratories in Europe widely adopt dental scanners, with Germany having the highest penetration rate.</text:p>
          </table:table-cell>
          <table:table-cell table:style-name="Tabella5.C10" office:value-type="string">
            <text:p text:style-name="P157"/>
          </table:table-cell>
        </table:table-row>
      </table:table>
      <text:p text:style-name="P144"><text:span text:style-name="T6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01:18.019771103</meta:creation-date>
    <meta:generator>LibreOffice/24.8.2.1$Linux_X86_64 LibreOffice_project/480$Build-1</meta:generator>
    <dc:date>2024-11-27T11:30:54.659323286</dc:date>
    <meta:editing-duration>P1DT29M16S</meta:editing-duration>
    <meta:editing-cycles>33</meta:editing-cycles>
    <meta:document-statistic meta:table-count="6" meta:image-count="6" meta:object-count="0" meta:page-count="22" meta:paragraph-count="423" meta:word-count="3914" meta:character-count="24923" meta:non-whitespace-character-count="21434"/>
  </office:meta>
</office:document-meta>
</file>